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.5861in" table:align="left"/>
    </style:style>
    <style:style style:name="Table1.A" style:family="table-column">
      <style:table-column-properties style:column-width="0.8521in"/>
    </style:style>
    <style:style style:name="Table1.B" style:family="table-column">
      <style:table-column-properties style:column-width="0.734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2.2625in" table:align="left"/>
    </style:style>
    <style:style style:name="Table2.A" style:family="table-column">
      <style:table-column-properties style:column-width="0.834in"/>
    </style:style>
    <style:style style:name="Table2.B" style:family="table-column">
      <style:table-column-properties style:column-width="1.4285in"/>
    </style:style>
    <style:style style:name="Table2.A1" style:family="table-cell">
      <style:table-cell-properties style:vertical-align="middle" fo:padding="0.0194in" fo:border="none"/>
    </style:style>
    <style:style style:name="Table3" style:family="table">
      <style:table-properties style:width="1.5257in" table:align="left"/>
    </style:style>
    <style:style style:name="Table3.A" style:family="table-column">
      <style:table-column-properties style:column-width="0.6299in"/>
    </style:style>
    <style:style style:name="Table3.B" style:family="table-column">
      <style:table-column-properties style:column-width="0.8958in"/>
    </style:style>
    <style:style style:name="Table3.A1" style:family="table-cell">
      <style:table-cell-properties style:vertical-align="middle" fo:padding="0.0194in" fo:border="none"/>
    </style:style>
    <style:style style:name="Table4" style:family="table">
      <style:table-properties style:width="1.4417in" table:align="left"/>
    </style:style>
    <style:style style:name="Table4.A" style:family="table-column">
      <style:table-column-properties style:column-width="0.4972in"/>
    </style:style>
    <style:style style:name="Table4.B" style:family="table-column">
      <style:table-column-properties style:column-width="0.9444in"/>
    </style:style>
    <style:style style:name="Table4.A1" style:family="table-cell">
      <style:table-cell-properties style:vertical-align="middle" fo:padding="0.0194in" fo:border="none"/>
    </style:style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Standard">
      <style:text-properties officeooo:rsid="000034b6" officeooo:paragraph-rsid="000034b6"/>
    </style:style>
    <style:style style:name="P8" style:family="paragraph" style:parent-style-name="Heading_20_3">
      <style:text-properties officeooo:rsid="000034b6"/>
    </style:style>
    <style:style style:name="P9" style:family="paragraph" style:parent-style-name="Text_20_body">
      <style:text-properties officeooo:rsid="000034b6"/>
    </style:style>
    <style:style style:name="P10" style:family="paragraph" style:parent-style-name="Text_20_body" style:list-style-name="L7">
      <style:text-properties officeooo:rsid="000034b6"/>
    </style:style>
    <style:style style:name="P11" style:family="paragraph" style:parent-style-name="Horizontal_20_Line">
      <style:text-properties officeooo:rsid="000034b6"/>
    </style:style>
    <style:style style:name="P12" style:family="paragraph" style:parent-style-name="Heading_20_2">
      <style:text-properties officeooo:rsid="000034b6"/>
    </style:style>
    <style:style style:name="P13" style:family="paragraph" style:parent-style-name="Text_20_body" style:list-style-name="L8">
      <style:text-properties officeooo:rsid="000034b6"/>
    </style:style>
    <style:style style:name="P14" style:family="paragraph" style:parent-style-name="Preformatted_20_Text">
      <style:paragraph-properties fo:margin-left="0in" fo:margin-right="0in" fo:text-indent="0in" style:auto-text-indent="false" style:writing-mode="lr-tb"/>
      <style:text-properties officeooo:rsid="000034b6"/>
    </style:style>
    <style:style style:name="P15" style:family="paragraph" style:parent-style-name="Preformatted_20_Text">
      <style:paragraph-properties style:writing-mode="lr-tb"/>
      <style:text-properties officeooo:rsid="000034b6"/>
    </style:style>
    <style:style style:name="P16" style:family="paragraph" style:parent-style-name="Preformatted_20_Text">
      <style:paragraph-properties fo:margin-top="0in" fo:margin-bottom="0.1965in" style:contextual-spacing="false" style:writing-mode="lr-tb"/>
      <style:text-properties officeooo:rsid="000034b6"/>
    </style:style>
    <style:style style:name="P17" style:family="paragraph" style:parent-style-name="Preformatted_20_Text">
      <style:paragraph-properties fo:margin-left="0in" fo:margin-right="0in" fo:margin-top="0in" fo:margin-bottom="0.1965in" style:contextual-spacing="false" fo:text-indent="0in" style:auto-text-indent="false" style:writing-mode="lr-tb"/>
      <style:text-properties officeooo:rsid="000034b6"/>
    </style:style>
    <style:style style:name="P18" style:family="paragraph" style:parent-style-name="Text_20_body" style:list-style-name="L9">
      <style:text-properties officeooo:rsid="000034b6"/>
    </style:style>
    <style:style style:name="P19" style:family="paragraph" style:parent-style-name="Text_20_body" style:list-style-name="L10">
      <style:text-properties officeooo:rsid="000034b6"/>
    </style:style>
    <style:style style:name="P20" style:family="paragraph" style:parent-style-name="Text_20_body" style:list-style-name="L11">
      <style:text-properties officeooo:rsid="000034b6"/>
    </style:style>
    <style:style style:name="P21" style:family="paragraph" style:parent-style-name="Text_20_body" style:list-style-name="L12">
      <style:text-properties officeooo:rsid="000034b6"/>
    </style:style>
    <style:style style:name="P22" style:family="paragraph" style:parent-style-name="Text_20_body" style:list-style-name="L13">
      <style:text-properties officeooo:rsid="000034b6"/>
    </style:style>
    <style:style style:name="P23" style:family="paragraph" style:parent-style-name="Text_20_body" style:list-style-name="L14">
      <style:text-properties officeooo:rsid="000034b6"/>
    </style:style>
    <style:style style:name="P24" style:family="paragraph" style:parent-style-name="Text_20_body" style:list-style-name="L15">
      <style:text-properties officeooo:rsid="000034b6"/>
    </style:style>
    <style:style style:name="P25" style:family="paragraph" style:parent-style-name="Text_20_body" style:list-style-name="L16">
      <style:text-properties officeooo:rsid="000034b6"/>
    </style:style>
    <style:style style:name="P26" style:family="paragraph" style:parent-style-name="Text_20_body" style:list-style-name="L17">
      <style:text-properties officeooo:rsid="000034b6"/>
    </style:style>
    <style:style style:name="P27" style:family="paragraph" style:parent-style-name="Text_20_body" style:list-style-name="L18">
      <style:text-properties officeooo:rsid="000034b6"/>
    </style:style>
    <style:style style:name="P28" style:family="paragraph" style:parent-style-name="Text_20_body" style:list-style-name="L19">
      <style:text-properties officeooo:rsid="000034b6"/>
    </style:style>
    <style:style style:name="P29" style:family="paragraph" style:parent-style-name="Text_20_body" style:list-style-name="L20">
      <style:text-properties officeooo:rsid="000034b6"/>
    </style:style>
    <style:style style:name="P30" style:family="paragraph" style:parent-style-name="Text_20_body" style:list-style-name="L21">
      <style:text-properties officeooo:rsid="000034b6"/>
    </style:style>
    <style:style style:name="P31" style:family="paragraph" style:parent-style-name="Text_20_body" style:list-style-name="L22">
      <style:text-properties officeooo:rsid="000034b6"/>
    </style:style>
    <style:style style:name="P32" style:family="paragraph" style:parent-style-name="Text_20_body" style:list-style-name="L23">
      <style:text-properties officeooo:rsid="000034b6"/>
    </style:style>
    <style:style style:name="P33" style:family="paragraph" style:parent-style-name="Text_20_body" style:list-style-name="L24">
      <style:text-properties officeooo:rsid="000034b6"/>
    </style:style>
    <style:style style:name="P34" style:family="paragraph" style:parent-style-name="Text_20_body" style:list-style-name="L25">
      <style:text-properties officeooo:rsid="000034b6"/>
    </style:style>
    <style:style style:name="P35" style:family="paragraph" style:parent-style-name="Heading_20_1">
      <style:text-properties officeooo:rsid="000034b6" officeooo:paragraph-rsid="000034b6"/>
    </style:style>
    <style:style style:name="P36" style:family="paragraph" style:parent-style-name="Text_20_body" style:list-style-name="L26">
      <style:text-properties officeooo:rsid="000034b6"/>
    </style:style>
    <style:style style:name="P37" style:family="paragraph" style:parent-style-name="Quotations">
      <style:text-properties officeooo:rsid="000034b6"/>
    </style:style>
    <style:style style:name="P38" style:family="paragraph" style:parent-style-name="Text_20_body" style:list-style-name="L27">
      <style:text-properties officeooo:rsid="000034b6"/>
    </style:style>
    <style:style style:name="P39" style:family="paragraph" style:parent-style-name="Text_20_body" style:list-style-name="L28">
      <style:text-properties officeooo:rsid="000034b6"/>
    </style:style>
    <style:style style:name="P40" style:family="paragraph" style:parent-style-name="Text_20_body" style:list-style-name="L29">
      <style:text-properties officeooo:rsid="000034b6"/>
    </style:style>
    <style:style style:name="P41" style:family="paragraph" style:parent-style-name="Text_20_body" style:list-style-name="L30">
      <style:text-properties officeooo:rsid="000034b6"/>
    </style:style>
    <style:style style:name="P42" style:family="paragraph" style:parent-style-name="Text_20_body" style:list-style-name="L31">
      <style:text-properties officeooo:rsid="000034b6"/>
    </style:style>
    <style:style style:name="P43" style:family="paragraph" style:parent-style-name="Text_20_body" style:list-style-name="L32">
      <style:text-properties officeooo:rsid="000034b6"/>
    </style:style>
    <style:style style:name="P44" style:family="paragraph" style:parent-style-name="Text_20_body" style:list-style-name="L33">
      <style:text-properties officeooo:rsid="000034b6"/>
    </style:style>
    <style:style style:name="P45" style:family="paragraph" style:parent-style-name="Text_20_body" style:list-style-name="L34">
      <style:text-properties officeooo:rsid="000034b6"/>
    </style:style>
    <style:style style:name="P46" style:family="paragraph" style:parent-style-name="Text_20_body" style:list-style-name="L35">
      <style:text-properties officeooo:rsid="000034b6"/>
    </style:style>
    <style:style style:name="P47" style:family="paragraph" style:parent-style-name="Text_20_body" style:list-style-name="L36">
      <style:text-properties officeooo:rsid="000034b6"/>
    </style:style>
    <style:style style:name="P48" style:family="paragraph" style:parent-style-name="Text_20_body" style:list-style-name="L37">
      <style:text-properties officeooo:rsid="000034b6"/>
    </style:style>
    <style:style style:name="P49" style:family="paragraph" style:parent-style-name="Text_20_body" style:list-style-name="L38">
      <style:text-properties officeooo:rsid="000034b6"/>
    </style:style>
    <style:style style:name="P50" style:family="paragraph" style:parent-style-name="Text_20_body" style:list-style-name="L39">
      <style:text-properties officeooo:rsid="000034b6"/>
    </style:style>
    <style:style style:name="P51" style:family="paragraph" style:parent-style-name="Text_20_body" style:list-style-name="L40">
      <style:text-properties officeooo:rsid="000034b6"/>
    </style:style>
    <style:style style:name="P52" style:family="paragraph" style:parent-style-name="Text_20_body" style:list-style-name="L41">
      <style:text-properties officeooo:rsid="000034b6"/>
    </style:style>
    <style:style style:name="P53" style:family="paragraph" style:parent-style-name="Text_20_body">
      <style:text-properties officeooo:rsid="000034b6" officeooo:paragraph-rsid="000034b6"/>
    </style:style>
    <style:style style:name="P54" style:family="paragraph" style:parent-style-name="Heading_20_1">
      <style:text-properties officeooo:rsid="000034b6"/>
    </style:style>
    <style:style style:name="P55" style:family="paragraph" style:parent-style-name="Text_20_body" style:list-style-name="L42">
      <style:text-properties officeooo:rsid="000034b6"/>
    </style:style>
    <style:style style:name="P56" style:family="paragraph" style:parent-style-name="Text_20_body" style:list-style-name="L43">
      <style:text-properties officeooo:rsid="000034b6"/>
    </style:style>
    <style:style style:name="P57" style:family="paragraph" style:parent-style-name="Text_20_body" style:list-style-name="L44">
      <style:text-properties officeooo:rsid="000034b6"/>
    </style:style>
    <style:style style:name="P58" style:family="paragraph" style:parent-style-name="Text_20_body" style:list-style-name="L45">
      <style:text-properties officeooo:rsid="000034b6"/>
    </style:style>
    <style:style style:name="P59" style:family="paragraph" style:parent-style-name="Text_20_body" style:list-style-name="L46">
      <style:text-properties officeooo:rsid="000034b6"/>
    </style:style>
    <style:style style:name="P60" style:family="paragraph" style:parent-style-name="Text_20_body" style:list-style-name="L47">
      <style:text-properties officeooo:rsid="000034b6"/>
    </style:style>
    <style:style style:name="P61" style:family="paragraph" style:parent-style-name="Text_20_body" style:list-style-name="L48">
      <style:text-properties officeooo:rsid="000034b6"/>
    </style:style>
    <style:style style:name="P62" style:family="paragraph" style:parent-style-name="Text_20_body" style:list-style-name="L49">
      <style:text-properties officeooo:rsid="000034b6"/>
    </style:style>
    <style:style style:name="P63" style:family="paragraph" style:parent-style-name="Text_20_body" style:list-style-name="L50">
      <style:text-properties officeooo:rsid="000034b6"/>
    </style:style>
    <style:style style:name="P64" style:family="paragraph" style:parent-style-name="Text_20_body" style:list-style-name="L51">
      <style:text-properties officeooo:rsid="000034b6"/>
    </style:style>
    <style:style style:name="P65" style:family="paragraph" style:parent-style-name="Text_20_body" style:list-style-name="L52">
      <style:text-properties officeooo:rsid="000034b6"/>
    </style:style>
    <style:style style:name="P66" style:family="paragraph" style:parent-style-name="Text_20_body" style:list-style-name="L53">
      <style:text-properties officeooo:rsid="000034b6"/>
    </style:style>
    <style:style style:name="P67" style:family="paragraph" style:parent-style-name="Text_20_body" style:list-style-name="L54">
      <style:text-properties officeooo:rsid="000034b6"/>
    </style:style>
    <style:style style:name="P68" style:family="paragraph" style:parent-style-name="Text_20_body" style:list-style-name="L55">
      <style:text-properties officeooo:rsid="000034b6"/>
    </style:style>
    <style:style style:name="P69" style:family="paragraph" style:parent-style-name="Text_20_body" style:list-style-name="L56">
      <style:text-properties officeooo:rsid="000034b6"/>
    </style:style>
    <style:style style:name="P70" style:family="paragraph" style:parent-style-name="Text_20_body" style:list-style-name="L57">
      <style:text-properties officeooo:rsid="000034b6"/>
    </style:style>
    <style:style style:name="P71" style:family="paragraph" style:parent-style-name="Text_20_body" style:list-style-name="L58">
      <style:text-properties officeooo:rsid="000034b6"/>
    </style:style>
    <style:style style:name="P72" style:family="paragraph" style:parent-style-name="Text_20_body" style:list-style-name="L59">
      <style:text-properties officeooo:rsid="000034b6"/>
    </style:style>
    <style:style style:name="P73" style:family="paragraph" style:parent-style-name="Text_20_body" style:list-style-name="L60">
      <style:text-properties officeooo:rsid="000034b6"/>
    </style:style>
    <style:style style:name="P74" style:family="paragraph" style:parent-style-name="Text_20_body" style:list-style-name="L61">
      <style:text-properties officeooo:rsid="000034b6"/>
    </style:style>
    <style:style style:name="P75" style:family="paragraph" style:parent-style-name="Text_20_body" style:list-style-name="L62">
      <style:text-properties officeooo:rsid="000034b6"/>
    </style:style>
    <style:style style:name="P76" style:family="paragraph" style:parent-style-name="Text_20_body" style:list-style-name="L63">
      <style:text-properties officeooo:rsid="000034b6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8">
      <text:list-level-style-number text:level="1" text:style-name="Numbering_20_Symbols" loext:num-list-format="%1%." style:num-suffix="." style:num-format="1" text:start-value="2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9">
      <text:list-level-style-number text:level="1" text:style-name="Numbering_20_Symbols" loext:num-list-format="%1%." style:num-suffix="." style:num-format="1" text:start-value="3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50">
      <text:list-level-style-number text:level="1" text:style-name="Numbering_20_Symbols" loext:num-list-format="%1%." style:num-suffix="." style:num-format="1" text:start-value="4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51">
      <text:list-level-style-number text:level="1" text:style-name="Numbering_20_Symbols" loext:num-list-format="%1%." style:num-suffix="." style:num-format="1" text:start-value="5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52">
      <text:list-level-style-number text:level="1" text:style-name="Numbering_20_Symbols" loext:num-list-format="%1%." style:num-suffix="." style:num-format="1" text:start-value="58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53">
      <text:list-level-style-number text:level="1" text:style-name="Numbering_20_Symbols" loext:num-list-format="%1%." style:num-suffix="." style:num-format="1" text:start-value="64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54">
      <text:list-level-style-number text:level="1" text:style-name="Numbering_20_Symbols" loext:num-list-format="%1%." style:num-suffix="." style:num-format="1" text:start-value="75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55">
      <text:list-level-style-number text:level="1" text:style-name="Numbering_20_Symbols" loext:num-list-format="%1%." style:num-suffix="." style:num-format="1" text:start-value="87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56">
      <text:list-level-style-number text:level="1" text:style-name="Numbering_20_Symbols" loext:num-list-format="%1%." style:num-suffix="." style:num-format="1" text:start-value="97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57">
      <text:list-level-style-number text:level="1" text:style-name="Numbering_20_Symbols" loext:num-list-format="%1%." style:num-suffix="." style:num-format="1" text:start-value="107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58">
      <text:list-level-style-number text:level="1" text:style-name="Numbering_20_Symbols" loext:num-list-format="%1%." style:num-suffix="." style:num-format="1" text:start-value="116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59">
      <text:list-level-style-number text:level="1" text:style-name="Numbering_20_Symbols" loext:num-list-format="%1%." style:num-suffix="." style:num-format="1" text:start-value="126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60">
      <text:list-level-style-number text:level="1" text:style-name="Numbering_20_Symbols" loext:num-list-format="%1%." style:num-suffix="." style:num-format="1" text:start-value="134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61">
      <text:list-level-style-number text:level="1" text:style-name="Numbering_20_Symbols" loext:num-list-format="%1%." style:num-suffix="." style:num-format="1" text:start-value="14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6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/>
      <text:h text:style-name="Heading_20_2" text:outline-level="2"><text:a xlink:type="simple" xlink:href="https://www.instagram.com/reel/DR9KXQ-kWMW/?utm_source=ig_web_copy_link&amp;igsh=NTc4MTIwNjQ2YQ" text:style-name="Internet_20_link" text:visited-style-name="Visited_20_Internet_20_Link">https://www.instagram.com/reel/DR9KXQ-kWMW/?utm_source=ig_web_copy_link&amp;igsh=NTc4MTIwNjQ2YQ</text:a>==</text:h>
      <text:p text:style-name="Text_20_body"/>
      <text:h text:style-name="Heading_20_2" text:outline-level="2">1️⃣ “How would you approach this problem?”</text:h>
      <text:p text:style-name="Text_20_body"><text:span text:style-name="Strong_20_Emphasis">Question:</text:span></text:p>
      <text:p text:style-name="Quotations">Given an array, find if any two numbers sum to a target.</text:p>
      <text:h text:style-name="Heading_20_3" text:outline-level="3">❌ Weak Answer</text:h>
      <text:p text:style-name="Text_20_body">“I’ll just loop and check.”</text:p>
      <text:h text:style-name="Heading_20_3" text:outline-level="3">✅ Strong Answer (What interviewer wants)</text:h>
      <text:p text:style-name="Text_20_body">“I’ll first understand constraints.<text:line-break/>I’ll start with a brute-force approach using two loops to verify correctness.<text:line-break/>Then I’ll optimize using a HashSet to reduce time complexity.”</text:p>
      <text:p text:style-name="Horizontal_20_Line"/>
      <text:h text:style-name="Heading_20_2" text:outline-level="2">2️⃣ Breaking a Problem into Steps</text:h>
      <text:p text:style-name="Text_20_body"><text:span text:style-name="Strong_20_Emphasis">Question:</text:span></text:p>
      <text:p text:style-name="Quotations">Reverse words in a string.</text:p>
      <text:h text:style-name="Heading_20_3" text:outline-level="3">Mini Answer</text:h>
      <text:list text:style-name="L1">
        <text:list-item>
          <text:p text:style-name="P1">Identify input and output.</text:p>
        </text:list-item>
        <text:list-item>
          <text:p text:style-name="P1">Split string into words.</text:p>
        </text:list-item>
        <text:list-item>
          <text:p text:style-name="P1">Reverse word order.</text:p>
        </text:list-item>
        <text:list-item>
          <text:p text:style-name="P1">Join back into a string.</text:p>
        </text:list-item>
      </text:list>
      <text:p text:style-name="Quotations">“Breaking it into steps helps me avoid mistakes and edge cases.”</text:p>
      <text:p text:style-name="Horizontal_20_Line"/>
      <text:h text:style-name="Heading_20_2" text:outline-level="2">3️⃣ Brute Force First, Then Optimize</text:h>
      <text:p text:style-name="Text_20_body"><text:span text:style-name="Strong_20_Emphasis">Question:</text:span></text:p>
      <text:p text:style-name="Quotations"><text:soft-page-break/>Find duplicates in an array.</text:p>
      <text:h text:style-name="Heading_20_3" text:outline-level="3">Mini Answer</text:h>
      <text:list text:style-name="L2">
        <text:list-item>
          <text:p text:style-name="P2"><text:span text:style-name="Strong_20_Emphasis">Brute Force:</text:span> Compare each element with every other → O(n²)</text:p>
        </text:list-item>
        <text:list-item>
          <text:p text:style-name="P2"><text:span text:style-name="Strong_20_Emphasis">Optimization:</text:span> Use a Set to track seen elements → O(n)</text:p>
        </text:list-item>
      </text:list>
      <text:p text:style-name="Quotations">“Brute force helps validate logic; optimization improves performance.”</text:p>
      <text:p text:style-name="Horizontal_20_Line"/>
      <text:h text:style-name="Heading_20_2" text:outline-level="2">4️⃣ Explain Time &amp; Space Tradeoffs</text:h>
      <text:p text:style-name="Text_20_body"><text:span text:style-name="Strong_20_Emphasis">Question:</text:span></text:p>
      <text:p text:style-name="Quotations">How would you find the first non-repeating character?</text:p>
      <text:h text:style-name="Heading_20_3" text:outline-level="3">Mini Answer</text:h>
      <text:p text:style-name="Text_20_body">“I can count frequency using a map (extra space) to reduce time.<text:line-break/>Alternatively, I can scan repeatedly without extra space but slower.<text:line-break/>I’ll choose based on constraints.”</text:p>
      <text:p text:style-name="Horizontal_20_Line"/>
      <text:h text:style-name="Heading_20_2" text:outline-level="2">5️⃣ Handling Edge Cases</text:h>
      <text:p text:style-name="Text_20_body"><text:span text:style-name="Strong_20_Emphasis">Question:</text:span></text:p>
      <text:p text:style-name="Quotations">Find max element in an array.</text:p>
      <text:h text:style-name="Heading_20_3" text:outline-level="3">Mini Answer</text:h>
      <text:p text:style-name="Text_20_body">“I’ll check edge cases like empty array, single element, and negative numbers before coding.”</text:p>
      <text:p text:style-name="Horizontal_20_Line"/>
      <text:h text:style-name="Heading_20_2" text:outline-level="2">6️⃣ Thinking Out Loud</text:h>
      <text:p text:style-name="Text_20_body"><text:span text:style-name="Strong_20_Emphasis">Question:</text:span></text:p>
      <text:p text:style-name="Quotations">Check if a string is a palindrome.</text:p>
      <text:h text:style-name="Heading_20_3" text:outline-level="3">Mini Answer</text:h>
      <text:p text:style-name="Text_20_body">“I’ll use two pointers from start and end.<text:line-break/>If characters mismatch, I return false.<text:line-break/>Otherwise, continue until pointers cross.”</text:p>
      <text:p text:style-name="Quotations"><text:soft-page-break/><text:span text:style-name="Emphasis">Interviewers want verbal reasoning.</text:span></text:p>
      <text:p text:style-name="Horizontal_20_Line"/>
      <text:h text:style-name="Heading_20_2" text:outline-level="2">7️⃣ Optimizing a Nested Loop</text:h>
      <text:p text:style-name="Text_20_body"><text:span text:style-name="Strong_20_Emphasis">Question:</text:span></text:p>
      <text:p text:style-name="Quotations">Find pair with given sum.</text:p>
      <text:h text:style-name="Heading_20_3" text:outline-level="3">Mini Answer</text:h>
      <text:p text:style-name="Text_20_body">“I can replace inner loop with HashSet lookup to convert O(n²) to O(n).”</text:p>
      <text:p text:style-name="Horizontal_20_Line"/>
      <text:h text:style-name="Heading_20_2" text:outline-level="2">8️⃣ Recognizing Patterns</text:h>
      <text:p text:style-name="Text_20_body"><text:span text:style-name="Strong_20_Emphasis">Question:</text:span></text:p>
      <text:p text:style-name="Quotations">Longest substring without repeating characters.</text:p>
      <text:h text:style-name="Heading_20_3" text:outline-level="3">Mini Answer</text:h>
      <text:p text:style-name="Text_20_body">“This is a sliding window problem.<text:line-break/>I’ll move the window when duplicates appear and track max length.”</text:p>
      <text:p text:style-name="Horizontal_20_Line"/>
      <text:h text:style-name="Heading_20_2" text:outline-level="2">9️⃣ Clarifying Requirements First</text:h>
      <text:p text:style-name="Text_20_body"><text:span text:style-name="Strong_20_Emphasis">Question:</text:span></text:p>
      <text:p text:style-name="Quotations">Remove duplicates from array.</text:p>
      <text:h text:style-name="Heading_20_3" text:outline-level="3">Mini Answer</text:h>
      <text:p text:style-name="Text_20_body">“I’ll ask whether order matters and whether modifying the original array is allowed.”</text:p>
      <text:p text:style-name="Horizontal_20_Line"/>
      <text:h text:style-name="Heading_20_2" text:outline-level="2">🔟 Explaining Optimization Clearly</text:h>
      <text:p text:style-name="Text_20_body"><text:span text:style-name="Strong_20_Emphasis">Question:</text:span></text:p>
      <text:p text:style-name="Quotations">Count occurrences of each character.</text:p>
      <text:h text:style-name="Heading_20_3" text:outline-level="3">Mini Answer</text:h>
      <text:p text:style-name="Text_20_body">“I’ll use a HashMap to avoid repeated scans and reduce time complexity.”</text:p>
      <text:p text:style-name="Horizontal_20_Line"><text:soft-page-break/></text:p>
      <text:h text:style-name="Heading_20_2" text:outline-level="2">1️⃣1️⃣ Thinking About Constraints</text:h>
      <text:p text:style-name="Text_20_body"><text:span text:style-name="Strong_20_Emphasis">Question:</text:span></text:p>
      <text:p text:style-name="Quotations">Sort an array of 0s and 1s.</text:p>
      <text:h text:style-name="Heading_20_3" text:outline-level="3">Mini Answer</text:h>
      <text:p text:style-name="Text_20_body">“Since only two values exist, I’ll count frequency instead of using sort.”</text:p>
      <text:p text:style-name="Horizontal_20_Line"/>
      <text:h text:style-name="Heading_20_2" text:outline-level="2">1️⃣2️⃣ When You Don’t Know the Optimal Solution</text:h>
      <text:p text:style-name="Text_20_body"><text:span text:style-name="Strong_20_Emphasis">Question:</text:span></text:p>
      <text:p text:style-name="Quotations">How do you proceed if unsure?</text:p>
      <text:h text:style-name="Heading_20_3" text:outline-level="3">Mini Answer</text:h>
      <text:p text:style-name="Text_20_body">“I’ll start with brute force, validate correctness, then look for patterns or data structures to optimize.”</text:p>
      <text:p text:style-name="Horizontal_20_Line"/>
      <text:h text:style-name="Heading_20_2" text:outline-level="2">1️⃣3️⃣ Explaining Space-Time Tradeoff</text:h>
      <text:p text:style-name="Text_20_body"><text:span text:style-name="Strong_20_Emphasis">Question:</text:span></text:p>
      <text:p text:style-name="Quotations">Reverse linked list.</text:p>
      <text:h text:style-name="Heading_20_3" text:outline-level="3">Mini Answer</text:h>
      <text:p text:style-name="Text_20_body">“I’ll do it iteratively to avoid recursion stack space.”</text:p>
      <text:p text:style-name="Horizontal_20_Line"/>
      <text:h text:style-name="Heading_20_2" text:outline-level="2">1️⃣4️⃣ Handling Large Inputs</text:h>
      <text:p text:style-name="Text_20_body"><text:span text:style-name="Strong_20_Emphasis">Question:</text:span></text:p>
      <text:p text:style-name="Quotations">Check if array contains duplicates.</text:p>
      <text:h text:style-name="Heading_20_3" text:outline-level="3">Mini Answer</text:h>
      <text:p text:style-name="Text_20_body">“If memory is available, I’ll use a HashSet.<text:line-break/>If memory is tight, I’ll sort and compare adjacent elements.”</text:p>
      <text:p text:style-name="Horizontal_20_Line"/>
      <text:h text:style-name="Heading_20_2" text:outline-level="2"><text:soft-page-break/>1️⃣5️⃣ When Interviewer Interrupts</text:h>
      <text:p text:style-name="Text_20_body"><text:span text:style-name="Strong_20_Emphasis">Question:</text:span></text:p>
      <text:p text:style-name="Quotations">“Can we do better?”</text:p>
      <text:h text:style-name="Heading_20_3" text:outline-level="3">Mini Answer</text:h>
      <text:p text:style-name="Text_20_body">“Yes. I’ll reduce nested loops using hashing to achieve linear time.”</text:p>
      <text:p text:style-name="Horizontal_20_Line"/>
      <text:h text:style-name="Heading_20_2" text:outline-level="2">1️⃣6️⃣ Explaining Failure Gracefully</text:h>
      <text:p text:style-name="Text_20_body"><text:span text:style-name="Strong_20_Emphasis">Question:</text:span></text:p>
      <text:p text:style-name="Quotations">You got stuck — what do you do?</text:p>
      <text:h text:style-name="Heading_20_3" text:outline-level="3">Mini Answer</text:h>
      <text:p text:style-name="Text_20_body">“I explain my thought process, try small examples, and simplify the problem.”</text:p>
      <text:p text:style-name="Horizontal_20_Line"/>
      <text:h text:style-name="Heading_20_2" text:outline-level="2">1️⃣7️⃣ Recognizing When Brute Force Is Acceptable</text:h>
      <text:p text:style-name="Text_20_body"><text:span text:style-name="Strong_20_Emphasis">Question:</text:span></text:p>
      <text:p text:style-name="Quotations">Is brute force always bad?</text:p>
      <text:h text:style-name="Heading_20_3" text:outline-level="3">Mini Answer</text:h>
      <text:p text:style-name="Text_20_body">“No. For small input sizes or one-time scripts, brute force is acceptable.”</text:p>
      <text:p text:style-name="Horizontal_20_Line"/>
      <text:h text:style-name="Heading_20_2" text:outline-level="2">1️⃣8️⃣ Example: Step-by-Step Explanation</text:h>
      <text:p text:style-name="Text_20_body"><text:span text:style-name="Strong_20_Emphasis">Question:</text:span></text:p>
      <text:p text:style-name="Quotations">Find the second largest number.</text:p>
      <text:h text:style-name="Heading_20_3" text:outline-level="3">Mini Answer</text:h>
      <text:p text:style-name="Text_20_body">“I’ll track max and second max in one pass to avoid sorting.”</text:p>
      <text:p text:style-name="Horizontal_20_Line"/>
      <text:h text:style-name="Heading_20_2" text:outline-level="2"><text:soft-page-break/>1️⃣9️⃣ Communicating Complexity</text:h>
      <text:p text:style-name="Text_20_body"><text:span text:style-name="Strong_20_Emphasis">Question:</text:span></text:p>
      <text:p text:style-name="Quotations">What is the complexity?</text:p>
      <text:h text:style-name="Heading_20_3" text:outline-level="3">Mini Answer</text:h>
      <text:p text:style-name="Text_20_body">“Time is O(n) since I scan once. Space is O(1).”</text:p>
      <text:p text:style-name="Horizontal_20_Line"/>
      <text:h text:style-name="Heading_20_2" text:outline-level="2">2️⃣0️⃣ Interview-Perfect Closing Line</text:h>
      <text:p text:style-name="Quotations">“I focus on correctness first, then optimize based on constraints.”</text:p>
      <text:p text:style-name="Horizontal_20_Line"/>
      <text:h text:style-name="Heading_20_1" text:outline-level="1">🧠 <text:span text:style-name="Strong_20_Emphasis">What Interviewers ACTUALLY Evaluate</text:span></text:h>
      <text:p text:style-name="Text_20_body">✔ Structured thinking<text:line-break/>✔ Clear explanation<text:line-break/>✔ Awareness of complexity<text:line-break/>✔ Ability to optimize<text:line-break/>✔ Handling edge cases<text:line-break/>✔ Calm reasoning under pressure</text:p>
      <text:p text:style-name="Horizontal_20_Line"/>
      <text:h text:style-name="Heading_20_2" text:outline-level="2">🔥 Final Tip (Very Important)</text:h>
      <text:p text:style-name="Text_20_body">Even if your solution isn’t perfect:</text:p>
      <text:p text:style-name="Quotations"><text:span text:style-name="Strong_20_Emphasis">Clear thinking + explanation beats silent coding.</text:span></text:p>
      <text:p text:style-name="Horizontal_20_Line"/>
      <text:p text:style-name="Text_20_body">If you want next:</text:p>
      <text:list text:style-name="L3">
        <text:list-item>
          <text:p text:style-name="P3">✅ <text:span text:style-name="Strong_20_Emphasis">Top 20 mindset-based coding questions</text:span></text:p>
        </text:list-item>
        <text:list-item>
          <text:p text:style-name="P3">✅ <text:span text:style-name="Strong_20_Emphasis">DSA problems with “how to think” answers</text:span></text:p>
        </text:list-item>
        <text:list-item>
          <text:p text:style-name="P3">✅ <text:span text:style-name="Strong_20_Emphasis">Brute force → optimal walkthroughs</text:span></text:p>
        </text:list-item>
        <text:list-item>
          <text:p text:style-name="P3">✅ <text:span text:style-name="Strong_20_Emphasis">Interview phrases that impress interviewers</text:span></text:p>
        </text:list-item>
      </text:list>
      <text:p text:style-name="Text_20_body">Just tell me 👍</text:p>
      <text:p text:style-name="Text_20_body">give more</text:p>
      <text:p text:style-name="Text_20_body"><text:soft-page-break/>Great — now we’ll go <text:span text:style-name="Strong_20_Emphasis">one level deeper</text:span>, exactly the way <text:span text:style-name="Strong_20_Emphasis">top interviewers probe your thinking</text:span>.</text:p>
      <text:p text:style-name="Text_20_body">Below are <text:span text:style-name="Strong_20_Emphasis">MORE problem-solving mindset questions</text:span> with <text:span text:style-name="Strong_20_Emphasis">short, high-impact answers</text:span> that demonstrate:</text:p>
      <text:list text:style-name="L4">
        <text:list-item>
          <text:p text:style-name="P4">structured thinking</text:p>
        </text:list-item>
        <text:list-item>
          <text:p text:style-name="P4">step-by-step breakdown</text:p>
        </text:list-item>
        <text:list-item>
          <text:p text:style-name="P4">optimization mindset</text:p>
        </text:list-item>
        <text:list-item>
          <text:p text:style-name="P4">communication clarity</text:p>
        </text:list-item>
        <text:list-item>
          <text:p text:style-name="P4">calm under pressure</text:p>
        </text:list-item>
      </text:list>
      <text:p text:style-name="Text_20_body">These are <text:span text:style-name="Strong_20_Emphasis">verbatim-style interview prompts</text:span> and <text:span text:style-name="Strong_20_Emphasis">model mini-answers</text:span>.</text:p>
      <text:p text:style-name="Horizontal_20_Line"/>
      <text:h text:style-name="Heading_20_1" text:outline-level="1">🧠 <text:span text:style-name="Strong_20_Emphasis">ADVANCED PROBLEM-SOLVING MINDSET QUESTIONS (WITH MINI ANSWERS)</text:span></text:h>
      <text:p text:style-name="Horizontal_20_Line"/>
      <text:h text:style-name="Heading_20_2" text:outline-level="2">2️⃣1️⃣ “What will you do if constraints are unclear?”</text:h>
      <text:p text:style-name="Text_20_body"><text:span text:style-name="Strong_20_Emphasis">Mini Answer:</text:span><text:line-break/>“I’ll ask clarifying questions about input size, memory limits, and time constraints before choosing an approach.”</text:p>
      <text:p text:style-name="Horizontal_20_Line"/>
      <text:h text:style-name="Heading_20_2" text:outline-level="2">2️⃣2️⃣ “How do you verify correctness?”</text:h>
      <text:p text:style-name="Text_20_body"><text:span text:style-name="Strong_20_Emphasis">Mini Answer:</text:span><text:line-break/>“I test with small examples, edge cases, and worst-case scenarios before coding fully.”</text:p>
      <text:p text:style-name="Horizontal_20_Line"/>
      <text:h text:style-name="Heading_20_2" text:outline-level="2">2️⃣3️⃣ “Can you solve this without extra space?”</text:h>
      <text:p text:style-name="Text_20_body"><text:span text:style-name="Strong_20_Emphasis">Mini Answer:</text:span><text:line-break/>“Yes, but it increases time complexity. I’ll decide based on constraints.”</text:p>
      <text:p text:style-name="Horizontal_20_Line"/>
      <text:h text:style-name="Heading_20_2" text:outline-level="2"><text:soft-page-break/>2️⃣4️⃣ “What if input size increases by 10x?”</text:h>
      <text:p text:style-name="Text_20_body"><text:span text:style-name="Strong_20_Emphasis">Mini Answer:</text:span><text:line-break/>“I’d re-evaluate time complexity and avoid nested loops.”</text:p>
      <text:p text:style-name="Horizontal_20_Line"/>
      <text:h text:style-name="Heading_20_2" text:outline-level="2">2️⃣5️⃣ “Why did you choose this data structure?”</text:h>
      <text:p text:style-name="Text_20_body"><text:span text:style-name="Strong_20_Emphasis">Mini Answer:</text:span><text:line-break/>“Because it provides O(1) lookup, which reduces overall complexity.”</text:p>
      <text:p text:style-name="Horizontal_20_Line"/>
      <text:h text:style-name="Heading_20_2" text:outline-level="2">2️⃣6️⃣ “What assumptions are you making?”</text:h>
      <text:p text:style-name="Text_20_body"><text:span text:style-name="Strong_20_Emphasis">Mini Answer:</text:span><text:line-break/>“I’m assuming the input fits in memory and contains valid values.”</text:p>
      <text:p text:style-name="Horizontal_20_Line"/>
      <text:h text:style-name="Heading_20_2" text:outline-level="2">2️⃣7️⃣ “Can you do it in one pass?”</text:h>
      <text:p text:style-name="Text_20_body"><text:span text:style-name="Strong_20_Emphasis">Mini Answer:</text:span><text:line-break/>“Yes, by maintaining running variables instead of storing all values.”</text:p>
      <text:p text:style-name="Horizontal_20_Line"/>
      <text:h text:style-name="Heading_20_2" text:outline-level="2">2️⃣8️⃣ “How do you detect patterns?”</text:h>
      <text:p text:style-name="Text_20_body"><text:span text:style-name="Strong_20_Emphasis">Mini Answer:</text:span><text:line-break/>“I solve a few examples manually to recognize repetition or symmetry.”</text:p>
      <text:p text:style-name="Horizontal_20_Line"/>
      <text:h text:style-name="Heading_20_2" text:outline-level="2">2️⃣9️⃣ “What if input is sorted?”</text:h>
      <text:p text:style-name="Text_20_body"><text:span text:style-name="Strong_20_Emphasis">Mini Answer:</text:span><text:line-break/>“I’ll use two pointers instead of hashing.”</text:p>
      <text:p text:style-name="Horizontal_20_Line"/>
      <text:h text:style-name="Heading_20_2" text:outline-level="2">3️⃣0️⃣ “Explain your algorithm to a non-technical person.”</text:h>
      <text:p text:style-name="Text_20_body"><text:span text:style-name="Strong_20_Emphasis">Mini Answer:</text:span><text:line-break/>“I move two markers from both ends and stop when they meet.”</text:p>
      <text:p text:style-name="Horizontal_20_Line"/>
      <text:h text:style-name="Heading_20_2" text:outline-level="2"><text:soft-page-break/>3️⃣1️⃣ “What if memory is limited?”</text:h>
      <text:p text:style-name="Text_20_body"><text:span text:style-name="Strong_20_Emphasis">Mini Answer:</text:span><text:line-break/>“I’ll trade space for time by using in-place operations.”</text:p>
      <text:p text:style-name="Horizontal_20_Line"/>
      <text:h text:style-name="Heading_20_2" text:outline-level="2">3️⃣2️⃣ “What if time is limited?”</text:h>
      <text:p text:style-name="Text_20_body"><text:span text:style-name="Strong_20_Emphasis">Mini Answer:</text:span><text:line-break/>“I’ll use extra space to reduce time complexity.”</text:p>
      <text:p text:style-name="Horizontal_20_Line"/>
      <text:h text:style-name="Heading_20_2" text:outline-level="2">3️⃣3️⃣ “How do you handle duplicate values?”</text:h>
      <text:p text:style-name="Text_20_body"><text:span text:style-name="Strong_20_Emphasis">Mini Answer:</text:span><text:line-break/>“I’ll either track seen values or sort to detect adjacency.”</text:p>
      <text:p text:style-name="Horizontal_20_Line"/>
      <text:h text:style-name="Heading_20_2" text:outline-level="2">3️⃣4️⃣ “What if the input is streaming?”</text:h>
      <text:p text:style-name="Text_20_body"><text:span text:style-name="Strong_20_Emphasis">Mini Answer:</text:span><text:line-break/>“I’ll process elements one by one using rolling variables.”</text:p>
      <text:p text:style-name="Horizontal_20_Line"/>
      <text:h text:style-name="Heading_20_2" text:outline-level="2">3️⃣5️⃣ “How do you know your solution is optimal?”</text:h>
      <text:p text:style-name="Text_20_body"><text:span text:style-name="Strong_20_Emphasis">Mini Answer:</text:span><text:line-break/>“I compare it with theoretical lower bounds like O(n).”</text:p>
      <text:p text:style-name="Horizontal_20_Line"/>
      <text:h text:style-name="Heading_20_2" text:outline-level="2">3️⃣6️⃣ “What if recursion causes stack overflow?”</text:h>
      <text:p text:style-name="Text_20_body"><text:span text:style-name="Strong_20_Emphasis">Mini Answer:</text:span><text:line-break/>“I’ll convert it to an iterative solution.”</text:p>
      <text:p text:style-name="Horizontal_20_Line"/>
      <text:h text:style-name="Heading_20_2" text:outline-level="2">3️⃣7️⃣ “How do you avoid premature optimization?”</text:h>
      <text:p text:style-name="Text_20_body"><text:span text:style-name="Strong_20_Emphasis">Mini Answer:</text:span><text:line-break/>“I ensure correctness first, then optimize only if needed.”</text:p>
      <text:p text:style-name="Horizontal_20_Line"/>
      <text:h text:style-name="Heading_20_2" text:outline-level="2"><text:soft-page-break/>3️⃣8️⃣ “What if interviewer changes the requirement?”</text:h>
      <text:p text:style-name="Text_20_body"><text:span text:style-name="Strong_20_Emphasis">Mini Answer:</text:span><text:line-break/>“I’ll adapt the solution and explain the new tradeoffs.”</text:p>
      <text:p text:style-name="Horizontal_20_Line"/>
      <text:h text:style-name="Heading_20_2" text:outline-level="2">3️⃣9️⃣ “How do you handle invalid input?”</text:h>
      <text:p text:style-name="Text_20_body"><text:span text:style-name="Strong_20_Emphasis">Mini Answer:</text:span><text:line-break/>“I validate input before processing or return an error.”</text:p>
      <text:p text:style-name="Horizontal_20_Line"/>
      <text:h text:style-name="Heading_20_2" text:outline-level="2">4️⃣0️⃣ “Can this be parallelized?”</text:h>
      <text:p text:style-name="Text_20_body"><text:span text:style-name="Strong_20_Emphasis">Mini Answer:</text:span><text:line-break/>“Yes, independent tasks can be split for concurrency.”</text:p>
      <text:p text:style-name="Horizontal_20_Line"/>
      <text:p text:style-name="Horizontal_20_Line"/>
      <text:h text:style-name="Heading_20_1" text:outline-level="1">🧠 <text:span text:style-name="Strong_20_Emphasis">REAL MINI PROBLEMS + THINKING ANSWERS</text:span></text:h>
      <text:p text:style-name="Horizontal_20_Line"/>
      <text:h text:style-name="Heading_20_2" text:outline-level="2">🔹 Problem 1: Move Zeros to End</text:h>
      <text:p text:style-name="Text_20_body"><text:span text:style-name="Strong_20_Emphasis">Thinking:</text:span><text:line-break/>“Use two pointers. One tracks insertion index, the other scans array.”</text:p>
      <text:p text:style-name="Horizontal_20_Line"/>
      <text:h text:style-name="Heading_20_2" text:outline-level="2">🔹 Problem 2: Find Missing Number</text:h>
      <text:p text:style-name="Text_20_body"><text:span text:style-name="Strong_20_Emphasis">Thinking:</text:span><text:line-break/>“Use sum formula or XOR to avoid extra space.”</text:p>
      <text:p text:style-name="Horizontal_20_Line"/>
      <text:h text:style-name="Heading_20_2" text:outline-level="2">🔹 Problem 3: Check Anagram</text:h>
      <text:p text:style-name="Text_20_body"><text:span text:style-name="Strong_20_Emphasis">Thinking:</text:span><text:line-break/>“Use frequency map or sorting based on constraints.”</text:p>
      <text:p text:style-name="Horizontal_20_Line"/>
      <text:h text:style-name="Heading_20_2" text:outline-level="2"><text:soft-page-break/>🔹 Problem 4: Maximum Subarray Sum</text:h>
      <text:p text:style-name="Text_20_body"><text:span text:style-name="Strong_20_Emphasis">Thinking:</text:span><text:line-break/>“Use Kadane’s algorithm to avoid nested loops.”</text:p>
      <text:p text:style-name="Horizontal_20_Line"/>
      <text:h text:style-name="Heading_20_2" text:outline-level="2">🔹 Problem 5: First Repeating Character</text:h>
      <text:p text:style-name="Text_20_body"><text:span text:style-name="Strong_20_Emphasis">Thinking:</text:span><text:line-break/>“Scan left to right using a Set to track seen characters.”</text:p>
      <text:p text:style-name="Horizontal_20_Line"/>
      <text:p text:style-name="Horizontal_20_Line"/>
      <text:h text:style-name="Heading_20_1" text:outline-level="1">🧠 <text:span text:style-name="Strong_20_Emphasis">INTERVIEWER “RED FLAG” MOMENTS</text:span></text:h>
      <text:p text:style-name="Text_20_body">Avoid saying:<text:line-break/>❌ “I don’t know”<text:line-break/>❌ “This is the only way”<text:line-break/>❌ “I memorized this solution”</text:p>
      <text:p text:style-name="Text_20_body">Say instead:<text:line-break/>✅ “Let me reason through it”<text:line-break/>✅ “I’ll start simple, then optimize”<text:line-break/>✅ “Here’s the tradeoff”</text:p>
      <text:p text:style-name="Horizontal_20_Line"/>
      <text:h text:style-name="Heading_20_1" text:outline-level="1">🎯 <text:span text:style-name="Strong_20_Emphasis">INTERVIEW-GOLD PHRASES (MEMORIZE THESE)</text:span></text:h>
      <text:list text:style-name="L5">
        <text:list-item>
          <text:p text:style-name="P5">“Let me clarify constraints first.”</text:p>
        </text:list-item>
        <text:list-item>
          <text:p text:style-name="P5">“I’ll validate with edge cases.”</text:p>
        </text:list-item>
        <text:list-item>
          <text:p text:style-name="P5">“We can optimize this by…”</text:p>
        </text:list-item>
        <text:list-item>
          <text:p text:style-name="P5">“Time-space tradeoff here is…”</text:p>
        </text:list-item>
        <text:list-item>
          <text:p text:style-name="P5">“This approach scales better.”</text:p>
        </text:list-item>
      </text:list>
      <text:p text:style-name="Horizontal_20_Line"/>
      <text:h text:style-name="Heading_20_2" text:outline-level="2"><text:soft-page-break/>⭐ Final Interview Truth</text:h>
      <text:p text:style-name="Quotations"><text:span text:style-name="Strong_20_Emphasis">Interviewers don’t test how fast you code.<text:line-break/>They test how clearly you think.</text:span></text:p>
      <text:p text:style-name="Horizontal_20_Line"/>
      <text:p text:style-name="Text_20_body">If you want next:</text:p>
      <text:list text:style-name="L6">
        <text:list-item>
          <text:p text:style-name="P6">✅ <text:span text:style-name="Strong_20_Emphasis">30 full coding questions with mindset answers</text:span></text:p>
        </text:list-item>
        <text:list-item>
          <text:p text:style-name="P6">✅ <text:span text:style-name="Strong_20_Emphasis">Brute force → optimized walkthroughs</text:span></text:p>
        </text:list-item>
        <text:list-item>
          <text:p text:style-name="P6">✅ <text:span text:style-name="Strong_20_Emphasis">How to talk while coding</text:span></text:p>
        </text:list-item>
        <text:list-item>
          <text:p text:style-name="P6">✅ <text:span text:style-name="Strong_20_Emphasis">Common mistakes that fail candidates</text:span></text:p>
        </text:list-item>
      </text:list>
      <text:p text:style-name="Standard"/>
      <text:p text:style-name="Standard"/>
      <text:p text:style-name="P7">git 1️⃣ VERSION CONTROL FUNDAMENTALS</text:p>
      <text:h text:style-name="P8" text:outline-level="3">What is Version Control?</text:h>
      <text:p text:style-name="P9">A system that tracks changes to files over time and allows:</text:p>
      <text:list text:style-name="L7">
        <text:list-item>
          <text:p text:style-name="P10">Collaboration</text:p>
        </text:list-item>
        <text:list-item>
          <text:p text:style-name="P10">Rollbacks</text:p>
        </text:list-item>
        <text:list-item>
          <text:p text:style-name="P10">Branching</text:p>
        </text:list-item>
        <text:list-item>
          <text:p text:style-name="P10">History tracking</text:p>
        </text:list-item>
      </text:list>
      <text:h text:style-name="P8" text:outline-level="3">Types of Version Control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Heading">Type</text:p>
            </table:table-cell>
            <table:table-cell table:style-name="Table1.A1" office:value-type="string">
              <text:p text:style-name="Table_20_Heading">Example</text:p>
            </table:table-cell>
          </table:table-row>
        </table:table-header-rows>
        <table:table-row>
          <table:table-cell table:style-name="Table1.A1" office:value-type="string">
            <text:p text:style-name="Table_20_Contents">Local</text:p>
          </table:table-cell>
          <table:table-cell table:style-name="Table1.A1" office:value-type="string">
            <text:p text:style-name="Table_20_Contents">RCS</text:p>
          </table:table-cell>
        </table:table-row>
        <table:table-row>
          <table:table-cell table:style-name="Table1.A1" office:value-type="string">
            <text:p text:style-name="Table_20_Contents">Centralized</text:p>
          </table:table-cell>
          <table:table-cell table:style-name="Table1.A1" office:value-type="string">
            <text:p text:style-name="Table_20_Contents">SVN</text:p>
          </table:table-cell>
        </table:table-row>
        <table:table-row>
          <table:table-cell table:style-name="Table1.A1" office:value-type="string">
            <text:p text:style-name="Table_20_Contents">Distributed</text:p>
          </table:table-cell>
          <table:table-cell table:style-name="Table1.A1" office:value-type="string">
            <text:p text:style-name="Table_20_Contents">Git</text:p>
          </table:table-cell>
        </table:table-row>
      </table:table>
      <text:p text:style-name="P9"><text:span text:style-name="Strong_20_Emphasis">Interview Q:</text:span> Why Git is distributed?<text:line-break/><text:span text:style-name="Strong_20_Emphasis">Answer:</text:span> Each developer has full repo history locally → offline work, faster operations.</text:p>
      <text:p text:style-name="P11"/>
      <text:h text:style-name="P12" text:outline-level="2">2️⃣ GIT BASICS (ABSOLUTE MUST)</text:h>
      <text:h text:style-name="P8" text:outline-level="3">Common Questions</text:h>
      <text:list text:style-name="L8">
        <text:list-item>
          <text:p text:style-name="P13">What is Git?</text:p>
        </text:list-item>
        <text:list-item>
          <text:p text:style-name="P13">Difference between Git and GitHub?</text:p>
        </text:list-item>
        <text:list-item>
          <text:p text:style-name="P13">What is a repository?</text:p>
        </text:list-item>
        <text:list-item>
          <text:p text:style-name="P13"><text:soft-page-break/>What is a commit?</text:p>
        </text:list-item>
        <text:list-item>
          <text:p text:style-name="P13">What is a branch?</text:p>
        </text:list-item>
        <text:list-item>
          <text:p text:style-name="P13">What is HEAD?</text:p>
        </text:list-item>
      </text:list>
      <text:h text:style-name="P8" text:outline-level="3">Core Commands</text:h>
      <text:p text:style-name="P14"><text:span text:style-name="Source_20_Text">git init</text:span></text:p>
      <text:p text:style-name="P15"><text:span text:style-name="Source_20_Text">git clone &lt;repo&gt;</text:span></text:p>
      <text:p text:style-name="P15"><text:span text:style-name="Source_20_Text">git status</text:span></text:p>
      <text:p text:style-name="P15"><text:span text:style-name="Source_20_Text">git add .</text:span></text:p>
      <text:p text:style-name="P15"><text:span text:style-name="Source_20_Text">git commit -m "message"</text:span></text:p>
      <text:p text:style-name="P16"><text:span text:style-name="Source_20_Text">git log</text:span></text:p>
      <text:p text:style-name="P11"/>
      <text:h text:style-name="P12" text:outline-level="2">3️⃣ GIT WORKING TREE INTERNALS (VERY IMPORTANT)</text:h>
      <text:h text:style-name="P8" text:outline-level="3">Git Has 3 Areas</text:h>
      <text:p text:style-name="P17"><text:span text:style-name="Source_20_Text">Working Directory → Staging Area → Repository</text:span></text:p>
      <text:p text:style-name="P9"><text:span text:style-name="Strong_20_Emphasis">Interview Q:</text:span> What does <text:span text:style-name="Source_20_Text">git add</text:span> do?<text:line-break/><text:span text:style-name="Strong_20_Emphasis">Answer:</text:span> Moves changes from working directory to staging area.</text:p>
      <text:p text:style-name="P11"/>
      <text:h text:style-name="P12" text:outline-level="2">4️⃣ BRANCHING &amp; MERGING</text:h>
      <text:h text:style-name="P8" text:outline-level="3">Questions</text:h>
      <text:list text:style-name="L9">
        <text:list-item>
          <text:p text:style-name="P18">What is a branch?</text:p>
        </text:list-item>
        <text:list-item>
          <text:p text:style-name="P18">Why do we need branches?</text:p>
        </text:list-item>
        <text:list-item>
          <text:p text:style-name="P18">Difference between merge &amp; rebase?</text:p>
        </text:list-item>
        <text:list-item>
          <text:p text:style-name="P18">What is fast-forward merge?</text:p>
        </text:list-item>
      </text:list>
      <text:h text:style-name="P8" text:outline-level="3">Commands</text:h>
      <text:p text:style-name="P14"><text:span text:style-name="Source_20_Text">git branch</text:span></text:p>
      <text:p text:style-name="P15"><text:span text:style-name="Source_20_Text">git checkout -b feature</text:span></text:p>
      <text:p text:style-name="P16"><text:span text:style-name="Source_20_Text">git merge feature</text:span></text:p>
      <text:p text:style-name="P11"/>
      <text:h text:style-name="P12" text:outline-level="2"><text:soft-page-break/>5️⃣ MERGE CONFLICTS (VERY COMMON)</text:h>
      <text:h text:style-name="P8" text:outline-level="3">Question</text:h>
      <text:list text:style-name="L10">
        <text:list-item>
          <text:p text:style-name="P19">What is a merge conflict?</text:p>
        </text:list-item>
        <text:list-item>
          <text:p text:style-name="P19">How do you resolve it?</text:p>
        </text:list-item>
      </text:list>
      <text:h text:style-name="P8" text:outline-level="3">How-To</text:h>
      <text:p text:style-name="P14"><text:span text:style-name="Source_20_Text">git merge branch-name</text:span></text:p>
      <text:p text:style-name="P15"><text:span text:style-name="Source_20_Text"># Fix conflict in file</text:span></text:p>
      <text:p text:style-name="P15"><text:span text:style-name="Source_20_Text">git add file</text:span></text:p>
      <text:p text:style-name="P16"><text:span text:style-name="Source_20_Text">git commit</text:span></text:p>
      <text:p text:style-name="P11"/>
      <text:h text:style-name="P12" text:outline-level="2">6️⃣ REBASE (INTERVIEW FAVORITE)</text:h>
      <text:h text:style-name="P8" text:outline-level="3">Questions</text:h>
      <text:list text:style-name="L11">
        <text:list-item>
          <text:p text:style-name="P20">What is rebase?</text:p>
        </text:list-item>
        <text:list-item>
          <text:p text:style-name="P20">Rebase vs merge?</text:p>
        </text:list-item>
        <text:list-item>
          <text:p text:style-name="P20">When NOT to use rebase?</text:p>
        </text:list-item>
      </text:list>
      <text:h text:style-name="P8" text:outline-level="3">How-To</text:h>
      <text:p text:style-name="P17"><text:span text:style-name="Source_20_Text">git rebase main</text:span></text:p>
      <text:p text:style-name="P9">📌 <text:span text:style-name="Strong_20_Emphasis">Rule:</text:span> Never rebase shared branches.</text:p>
      <text:p text:style-name="P11"/>
      <text:h text:style-name="P12" text:outline-level="2">7️⃣ RESET vs REVERT vs CHECKOUT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Table_20_Heading">Command</text:p>
            </table:table-cell>
            <table:table-cell table:style-name="Table2.A1" office:value-type="string">
              <text:p text:style-name="Table_20_Heading">Use</text:p>
            </table:table-cell>
          </table:table-row>
        </table:table-header-rows>
        <table:table-row>
          <table:table-cell table:style-name="Table2.A1" office:value-type="string">
            <text:p text:style-name="Table_20_Contents">reset</text:p>
          </table:table-cell>
          <table:table-cell table:style-name="Table2.A1" office:value-type="string">
            <text:p text:style-name="Table_20_Contents">move HEAD</text:p>
          </table:table-cell>
        </table:table-row>
        <table:table-row>
          <table:table-cell table:style-name="Table2.A1" office:value-type="string">
            <text:p text:style-name="Table_20_Contents">revert</text:p>
          </table:table-cell>
          <table:table-cell table:style-name="Table2.A1" office:value-type="string">
            <text:p text:style-name="Table_20_Contents">undo commit safely</text:p>
          </table:table-cell>
        </table:table-row>
        <table:table-row>
          <table:table-cell table:style-name="Table2.A1" office:value-type="string">
            <text:p text:style-name="Table_20_Contents">checkout</text:p>
          </table:table-cell>
          <table:table-cell table:style-name="Table2.A1" office:value-type="string">
            <text:p text:style-name="Table_20_Contents">switch branches</text:p>
          </table:table-cell>
        </table:table-row>
      </table:table>
      <text:p text:style-name="P14"><text:span text:style-name="Source_20_Text">git reset --soft HEAD~1</text:span></text:p>
      <text:p text:style-name="P15"><text:span text:style-name="Source_20_Text">git reset --hard HEAD~1</text:span></text:p>
      <text:p text:style-name="P16"><text:span text:style-name="Source_20_Text">git revert &lt;commit&gt;</text:span></text:p>
      <text:p text:style-name="P11"/>
      <text:h text:style-name="P12" text:outline-level="2"><text:soft-page-break/>8️⃣ STASHING</text:h>
      <text:h text:style-name="P8" text:outline-level="3">Questions</text:h>
      <text:list text:style-name="L12">
        <text:list-item>
          <text:p text:style-name="P21">What is git stash?</text:p>
        </text:list-item>
        <text:list-item>
          <text:p text:style-name="P21">When to use stash?</text:p>
        </text:list-item>
      </text:list>
      <text:h text:style-name="P8" text:outline-level="3">Commands</text:h>
      <text:p text:style-name="P14"><text:span text:style-name="Source_20_Text">git stash</text:span></text:p>
      <text:p text:style-name="P15"><text:span text:style-name="Source_20_Text">git stash pop</text:span></text:p>
      <text:p text:style-name="P16"><text:span text:style-name="Source_20_Text">git stash list</text:span></text:p>
      <text:p text:style-name="P11"/>
      <text:h text:style-name="P12" text:outline-level="2">9️⃣ REMOTE REPOSITORIES</text:h>
      <text:h text:style-name="P8" text:outline-level="3">Questions</text:h>
      <text:list text:style-name="L13">
        <text:list-item>
          <text:p text:style-name="P22">What is origin?</text:p>
        </text:list-item>
        <text:list-item>
          <text:p text:style-name="P22">What is upstream?</text:p>
        </text:list-item>
        <text:list-item>
          <text:p text:style-name="P22">git pull vs git fetch?</text:p>
        </text:list-item>
      </text:list>
      <text:h text:style-name="P8" text:outline-level="3">Commands</text:h>
      <text:p text:style-name="P14"><text:span text:style-name="Source_20_Text">git remote -v</text:span></text:p>
      <text:p text:style-name="P15"><text:span text:style-name="Source_20_Text">git fetch</text:span></text:p>
      <text:p text:style-name="P15"><text:span text:style-name="Source_20_Text">git pull</text:span></text:p>
      <text:p text:style-name="P16"><text:span text:style-name="Source_20_Text">git push</text:span></text:p>
      <text:p text:style-name="P11"/>
      <text:h text:style-name="P12" text:outline-level="2">🔟 GIT LOGGING &amp; HISTORY</text:h>
      <text:h text:style-name="P8" text:outline-level="3">Questions</text:h>
      <text:list text:style-name="L14">
        <text:list-item>
          <text:p text:style-name="P23">How to view commit history?</text:p>
        </text:list-item>
        <text:list-item>
          <text:p text:style-name="P23">How to see file changes?</text:p>
        </text:list-item>
      </text:list>
      <text:p text:style-name="P14"><text:span text:style-name="Source_20_Text">git log --oneline</text:span></text:p>
      <text:p text:style-name="P15"><text:span text:style-name="Source_20_Text">git diff</text:span></text:p>
      <text:p text:style-name="P16"><text:span text:style-name="Source_20_Text">git show &lt;commit&gt;</text:span></text:p>
      <text:p text:style-name="P11"/>
      <text:h text:style-name="P12" text:outline-level="2"><text:soft-page-break/>1️⃣1️⃣ TAGS &amp; RELEASES</text:h>
      <text:h text:style-name="P8" text:outline-level="3">Questions</text:h>
      <text:list text:style-name="L15">
        <text:list-item>
          <text:p text:style-name="P24">What are tags?</text:p>
        </text:list-item>
        <text:list-item>
          <text:p text:style-name="P24">Difference between tag &amp; branch?</text:p>
        </text:list-item>
      </text:list>
      <text:p text:style-name="P14"><text:span text:style-name="Source_20_Text">git tag v1.0</text:span></text:p>
      <text:p text:style-name="P16"><text:span text:style-name="Source_20_Text">git push origin v1.0</text:span></text:p>
      <text:p text:style-name="P11"/>
      <text:h text:style-name="P12" text:outline-level="2">1️⃣2️⃣ .gitignore</text:h>
      <text:h text:style-name="P8" text:outline-level="3">Questions</text:h>
      <text:list text:style-name="L16">
        <text:list-item>
          <text:p text:style-name="P25">What is .gitignore?</text:p>
        </text:list-item>
        <text:list-item>
          <text:p text:style-name="P25">Can ignored files be tracked?</text:p>
        </text:list-item>
      </text:list>
      <text:p text:style-name="P14"><text:span text:style-name="Source_20_Text">node_modules/</text:span></text:p>
      <text:p text:style-name="P16"><text:span text:style-name="Source_20_Text">.env</text:span></text:p>
      <text:p text:style-name="P11"/>
      <text:h text:style-name="P12" text:outline-level="2">1️⃣3️⃣ GIT INTERNALLS (SENIOR LEVEL)</text:h>
      <text:h text:style-name="P8" text:outline-level="3">Internal Objects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3.A1" office:value-type="string">
              <text:p text:style-name="Table_20_Heading">Object</text:p>
            </table:table-cell>
            <table:table-cell table:style-name="Table3.A1" office:value-type="string">
              <text:p text:style-name="Table_20_Heading">Purpose</text:p>
            </table:table-cell>
          </table:table-row>
        </table:table-header-rows>
        <table:table-row>
          <table:table-cell table:style-name="Table3.A1" office:value-type="string">
            <text:p text:style-name="Table_20_Contents">Blob</text:p>
          </table:table-cell>
          <table:table-cell table:style-name="Table3.A1" office:value-type="string">
            <text:p text:style-name="Table_20_Contents">File content</text:p>
          </table:table-cell>
        </table:table-row>
        <table:table-row>
          <table:table-cell table:style-name="Table3.A1" office:value-type="string">
            <text:p text:style-name="Table_20_Contents">Tree</text:p>
          </table:table-cell>
          <table:table-cell table:style-name="Table3.A1" office:value-type="string">
            <text:p text:style-name="Table_20_Contents">Directory</text:p>
          </table:table-cell>
        </table:table-row>
        <table:table-row>
          <table:table-cell table:style-name="Table3.A1" office:value-type="string">
            <text:p text:style-name="Table_20_Contents">Commit</text:p>
          </table:table-cell>
          <table:table-cell table:style-name="Table3.A1" office:value-type="string">
            <text:p text:style-name="Table_20_Contents">Snapshot</text:p>
          </table:table-cell>
        </table:table-row>
        <table:table-row>
          <table:table-cell table:style-name="Table3.A1" office:value-type="string">
            <text:p text:style-name="Table_20_Contents">Tag</text:p>
          </table:table-cell>
          <table:table-cell table:style-name="Table3.A1" office:value-type="string">
            <text:p text:style-name="Table_20_Contents">Pointer</text:p>
          </table:table-cell>
        </table:table-row>
      </table:table>
      <text:h text:style-name="P8" text:outline-level="3">Interview Q</text:h>
      <text:list text:style-name="L17">
        <text:list-item>
          <text:p text:style-name="P26">Why Git is fast?<text:line-break/><text:span text:style-name="Strong_20_Emphasis">Answer:</text:span> Content-addressable storage (SHA-1 hashing).</text:p>
        </text:list-item>
      </text:list>
      <text:p text:style-name="P11"/>
      <text:h text:style-name="P12" text:outline-level="2">1️⃣4️⃣ COLLABORATION WORKFLOWS</text:h>
      <text:h text:style-name="P8" text:outline-level="3">Common Models</text:h>
      <text:list text:style-name="L18">
        <text:list-item>
          <text:p text:style-name="P27">Git Flow</text:p>
        </text:list-item>
        <text:list-item>
          <text:p text:style-name="P27">Feature Branch Workflow</text:p>
        </text:list-item>
        <text:list-item>
          <text:p text:style-name="P27"><text:soft-page-break/>Trunk Based Development</text:p>
        </text:list-item>
      </text:list>
      <text:p text:style-name="P11"/>
      <text:h text:style-name="P12" text:outline-level="2">1️⃣5️⃣ PULL REQUESTS / CODE REVIEW</text:h>
      <text:h text:style-name="P8" text:outline-level="3">Questions</text:h>
      <text:list text:style-name="L19">
        <text:list-item>
          <text:p text:style-name="P28">What is a PR?</text:p>
        </text:list-item>
        <text:list-item>
          <text:p text:style-name="P28">What do you check in code review?</text:p>
        </text:list-item>
        <text:list-item>
          <text:p text:style-name="P28">How to update PR after feedback?</text:p>
        </text:list-item>
      </text:list>
      <text:p text:style-name="P11"/>
      <text:h text:style-name="P12" text:outline-level="2">1️⃣6️⃣ ADVANCED COMMANDS (IMPRESSIVE)</text:h>
      <text:p text:style-name="P14"><text:span text:style-name="Source_20_Text">git cherry-pick &lt;commit&gt;</text:span></text:p>
      <text:p text:style-name="P15"><text:span text:style-name="Source_20_Text">git bisect</text:span></text:p>
      <text:p text:style-name="P15"><text:span text:style-name="Source_20_Text">git reflog</text:span></text:p>
      <text:p text:style-name="P16"><text:span text:style-name="Source_20_Text">git blame file</text:span></text:p>
      <text:p text:style-name="P11"/>
      <text:h text:style-name="P12" text:outline-level="2">1️⃣7️⃣ DEBUGGING WITH GIT</text:h>
      <text:h text:style-name="P8" text:outline-level="3">Scenario Questions</text:h>
      <text:list text:style-name="L20">
        <text:list-item>
          <text:p text:style-name="P29">How to find who broke the code?</text:p>
        </text:list-item>
        <text:list-item>
          <text:p text:style-name="P29">How to recover deleted commit?</text:p>
        </text:list-item>
      </text:list>
      <text:p text:style-name="P14"><text:span text:style-name="Source_20_Text">git reflog</text:span></text:p>
      <text:p text:style-name="P16"><text:span text:style-name="Source_20_Text">git checkout &lt;hash&gt;</text:span></text:p>
      <text:p text:style-name="P11"/>
      <text:h text:style-name="P12" text:outline-level="2">1️⃣8️⃣ COMMON REAL-WORLD SCENARIOS + HOW TO DO</text:h>
      <text:h text:style-name="P8" text:outline-level="3">🔹 Undo Last Commit (Not Pushed)</text:h>
      <text:p text:style-name="P17"><text:span text:style-name="Source_20_Text">git reset --soft HEAD~1</text:span></text:p>
      <text:p text:style-name="P11"/>
      <text:h text:style-name="P8" text:outline-level="3">🔹 Undo Commit (Already Pushed)</text:h>
      <text:p text:style-name="P17"><text:span text:style-name="Source_20_Text">git revert &lt;commit&gt;</text:span></text:p>
      <text:p text:style-name="P11"><text:soft-page-break/></text:p>
      <text:h text:style-name="P8" text:outline-level="3">🔹 Change Commit Message</text:h>
      <text:p text:style-name="P17"><text:span text:style-name="Source_20_Text">git commit --amend</text:span></text:p>
      <text:p text:style-name="P11"/>
      <text:h text:style-name="P8" text:outline-level="3">🔹 Delete Branch</text:h>
      <text:p text:style-name="P14"><text:span text:style-name="Source_20_Text">git branch -d branch</text:span></text:p>
      <text:p text:style-name="P16"><text:span text:style-name="Source_20_Text">git push origin --delete branch</text:span></text:p>
      <text:p text:style-name="P11"/>
      <text:h text:style-name="P8" text:outline-level="3">🔹 Resolve Merge Conflict</text:h>
      <text:list text:style-name="L21">
        <text:list-item>
          <text:p text:style-name="P30">Open conflicted file</text:p>
        </text:list-item>
        <text:list-item>
          <text:p text:style-name="P30">Choose correct code</text:p>
        </text:list-item>
        <text:list-item>
          <text:p text:style-name="P30"><text:span text:style-name="Source_20_Text">git add</text:span></text:p>
        </text:list-item>
        <text:list-item>
          <text:p text:style-name="P30"><text:span text:style-name="Source_20_Text">git commit</text:span></text:p>
        </text:list-item>
      </text:list>
      <text:p text:style-name="P11"/>
      <text:h text:style-name="P12" text:outline-level="2">1️⃣9️⃣ GIT SECURITY &amp; BEST PRACTICES</text:h>
      <text:list text:style-name="L22">
        <text:list-item>
          <text:p text:style-name="P31">Never commit secrets</text:p>
        </text:list-item>
        <text:list-item>
          <text:p text:style-name="P31">Use signed commits</text:p>
        </text:list-item>
        <text:list-item>
          <text:p text:style-name="P31">Protect main branch</text:p>
        </text:list-item>
        <text:list-item>
          <text:p text:style-name="P31">Small commits</text:p>
        </text:list-item>
        <text:list-item>
          <text:p text:style-name="P31">Meaningful commit messages</text:p>
        </text:list-item>
      </text:list>
      <text:p text:style-name="P11"/>
      <text:h text:style-name="P12" text:outline-level="2">2️⃣0️⃣ INTERVIEW TRICK QUESTIONS</text:h>
      <text:list text:style-name="L23">
        <text:list-item>
          <text:p text:style-name="P32">Can you lose code in Git?</text:p>
        </text:list-item>
        <text:list-item>
          <text:p text:style-name="P32">Is Git truly immutable?</text:p>
        </text:list-item>
        <text:list-item>
          <text:p text:style-name="P32">Why Git uses SHA?</text:p>
        </text:list-item>
        <text:list-item>
          <text:p text:style-name="P32">Difference between fork &amp; clone?</text:p>
        </text:list-item>
        <text:list-item>
          <text:p text:style-name="P32">Can two branches point to same commit?</text:p>
        </text:list-item>
      </text:list>
      <text:p text:style-name="P11"/>
      <text:h text:style-name="P12" text:outline-level="2"><text:soft-page-break/>🎯 INTERVIEW POWER ANSWERS</text:h>
      <text:list text:style-name="L24">
        <text:list-item>
          <text:p text:style-name="P33">“Git is a content-addressable file system.”</text:p>
        </text:list-item>
        <text:list-item>
          <text:p text:style-name="P33">“Commits are immutable snapshots.”</text:p>
        </text:list-item>
        <text:list-item>
          <text:p text:style-name="P33">“Rebase rewrites history; merge preserves it.”</text:p>
        </text:list-item>
        <text:list-item>
          <text:p text:style-name="P33">“Reset changes history; revert is safe.”</text:p>
        </text:list-item>
      </text:list>
      <text:p text:style-name="P11"/>
      <text:h text:style-name="P12" text:outline-level="2">📌 WHAT INTERVIEWERS EXPECT (FRESHER → SENIOR)</text:h>
      <text:p text:style-name="P9">✔ Understand Git workflow<text:line-break/>✔ Confident with conflicts<text:line-break/>✔ Know undo operations<text:line-break/>✔ Collaborate safely<text:line-break/>✔ Understand internals (basic)</text:p>
      <text:p text:style-name="P11"/>
      <text:h text:style-name="P12" text:outline-level="2">🚀 WANT MORE?</text:h>
      <text:p text:style-name="P9">I can generate:</text:p>
      <text:list text:style-name="L25">
        <text:list-item>
          <text:p text:style-name="P34">✅ <text:span text:style-name="Strong_20_Emphasis">Git scenario-based interview questions</text:span></text:p>
        </text:list-item>
        <text:list-item>
          <text:p text:style-name="P34">✅ <text:span text:style-name="Strong_20_Emphasis">Hands-on Git practice tasks</text:span></text:p>
        </text:list-item>
        <text:list-item>
          <text:p text:style-name="P34">✅ <text:span text:style-name="Strong_20_Emphasis">One-page Git cheat sheet</text:span></text:p>
        </text:list-item>
        <text:list-item>
          <text:p text:style-name="P34">✅ <text:span text:style-name="Strong_20_Emphasis">Git mistakes that fail interviews</text:span></text:p>
        </text:list-item>
        <text:list-item>
          <text:p text:style-name="P34">✅ <text:span text:style-name="Strong_20_Emphasis">Git internals deep dive</text:span></text:p>
        </text:list-item>
      </text:list>
      <text:p text:style-name="P7"/>
      <text:p text:style-name="P7"/>
      <text:h text:style-name="P35" text:outline-level="1">🛠️ <text:span text:style-name="Strong_20_Emphasis">Debugging Skills – What Interviewers Test</text:span></text:h>
      <text:p text:style-name="P9">They check:</text:p>
      <text:list text:style-name="L26">
        <text:list-item>
          <text:p text:style-name="P36">Can you <text:span text:style-name="Strong_20_Emphasis">read error messages calmly</text:span>?</text:p>
        </text:list-item>
        <text:list-item>
          <text:p text:style-name="P36">Can you <text:span text:style-name="Strong_20_Emphasis">localize the bug</text:span>?</text:p>
        </text:list-item>
        <text:list-item>
          <text:p text:style-name="P36">Do you know <text:span text:style-name="Strong_20_Emphasis">where to add logs</text:span>?</text:p>
        </text:list-item>
        <text:list-item>
          <text:p text:style-name="P36">Can you debug <text:span text:style-name="Strong_20_Emphasis">without guessing</text:span>?</text:p>
        </text:list-item>
      </text:list>
      <text:p text:style-name="P11"/>
      <text:h text:style-name="P12" text:outline-level="2"><text:soft-page-break/>1️⃣ READING ERROR MESSAGES (MOST IMPORTANT)</text:h>
      <text:h text:style-name="P8" text:outline-level="3">🔹 Interview Question</text:h>
      <text:p text:style-name="P37">What is the first thing you do when you see an error?</text:p>
      <text:h text:style-name="P8" text:outline-level="3">✅ Strong Answer</text:h>
      <text:p text:style-name="P9">“I read the full error message carefully, identify the file, line number, and error type before changing any code.”</text:p>
      <text:p text:style-name="P11"/>
      <text:h text:style-name="P8" text:outline-level="3">🔹 Example (Frontend / JS)</text:h>
      <text:p text:style-name="P17"><text:span text:style-name="Source_20_Text">TypeError: Cannot read property 'map' of undefined</text:span></text:p>
      <text:h text:style-name="P8" text:outline-level="3">How to Think</text:h>
      <text:list text:style-name="L27">
        <text:list-item>
          <text:p text:style-name="P38"><text:span text:style-name="Source_20_Text">map</text:span> exists only on arrays</text:p>
        </text:list-item>
        <text:list-item>
          <text:p text:style-name="P38">Variable is <text:span text:style-name="Source_20_Text">undefined</text:span></text:p>
        </text:list-item>
        <text:list-item>
          <text:p text:style-name="P38">Issue is <text:span text:style-name="Strong_20_Emphasis">before this line</text:span>, not here</text:p>
        </text:list-item>
      </text:list>
      <text:h text:style-name="P8" text:outline-level="3">Mini Explanation</text:h>
      <text:p text:style-name="P37">“This error means the variable is undefined. I’ll trace where it is set.”</text:p>
      <text:p text:style-name="P11"/>
      <text:h text:style-name="P8" text:outline-level="3">🔹 Backend Example</text:h>
      <text:p text:style-name="P17"><text:span text:style-name="Source_20_Text">500 Internal Server Error</text:span></text:p>
      <text:h text:style-name="P8" text:outline-level="3">Debug Thinking</text:h>
      <text:list text:style-name="L28">
        <text:list-item>
          <text:p text:style-name="P39">Check server logs</text:p>
        </text:list-item>
        <text:list-item>
          <text:p text:style-name="P39">Look for stack trace</text:p>
        </text:list-item>
        <text:list-item>
          <text:p text:style-name="P39">Identify failing service or DB query</text:p>
        </text:list-item>
      </text:list>
      <text:p text:style-name="P11"/>
      <text:h text:style-name="P12" text:outline-level="2">2️⃣ USING LOGS EFFECTIVELY (VERY IMPORTANT)</text:h>
      <text:h text:style-name="P8" text:outline-level="3">🔹 Interview Question</text:h>
      <text:p text:style-name="P37">How do you use logs to debug?</text:p>
      <text:h text:style-name="P8" text:outline-level="3"><text:soft-page-break/>❌ Weak Answer</text:h>
      <text:p text:style-name="P9">“I just print everything.”</text:p>
      <text:h text:style-name="P8" text:outline-level="3">✅ Strong Answer</text:h>
      <text:p text:style-name="P9">“I add logs at boundaries—input, output, and critical decision points.”</text:p>
      <text:p text:style-name="P11"/>
      <text:h text:style-name="P8" text:outline-level="3">🔹 Example (Node.js)</text:h>
      <text:p text:style-name="P17"><text:span text:style-name="Source_20_Text">console.log("Request body:", req.body)</text:span></text:p>
      <text:p text:style-name="P9"><text:span text:style-name="Strong_20_Emphasis">Why here?</text:span></text:p>
      <text:list text:style-name="L29">
        <text:list-item>
          <text:p text:style-name="P40">Verifies data coming in</text:p>
        </text:list-item>
        <text:list-item>
          <text:p text:style-name="P40">Confirms assumptions</text:p>
        </text:list-item>
      </text:list>
      <text:p text:style-name="P11"/>
      <text:h text:style-name="P8" text:outline-level="3">🔹 Logging Strategy (MEMORIZE)</text:h>
      <text:list text:style-name="L30">
        <text:list-item>
          <text:p text:style-name="P41">Log inputs</text:p>
        </text:list-item>
        <text:list-item>
          <text:p text:style-name="P41">Log outputs</text:p>
        </text:list-item>
        <text:list-item>
          <text:p text:style-name="P41">Log branches (<text:span text:style-name="Source_20_Text">if/else</text:span>)</text:p>
        </text:list-item>
        <text:list-item>
          <text:p text:style-name="P41">Log errors with context</text:p>
        </text:list-item>
      </text:list>
      <text:p text:style-name="P11"/>
      <text:h text:style-name="P12" text:outline-level="2">3️⃣ CONSOLE DEBUGGING (FRONTEND FOCUS)</text:h>
      <text:h text:style-name="P8" text:outline-level="3">🔹 Interview Question</text:h>
      <text:p text:style-name="P37">How do you debug frontend issues?</text:p>
      <text:h text:style-name="P8" text:outline-level="3">✅ Mini Answer</text:h>
      <text:p text:style-name="P9">“I inspect values using <text:span text:style-name="Source_20_Text">console.log</text:span>, check Network tab, and use breakpoints.”</text:p>
      <text:p text:style-name="P11"/>
      <text:h text:style-name="P8" text:outline-level="3">🔹 Common Console Methods</text:h>
      <text:p text:style-name="P14"><text:span text:style-name="Source_20_Text">console.log()</text:span></text:p>
      <text:p text:style-name="P15"><text:span text:style-name="Source_20_Text">console.warn()</text:span></text:p>
      <text:p text:style-name="P15"><text:span text:style-name="Source_20_Text">console.error()</text:span></text:p>
      <text:p text:style-name="P15"><text:span text:style-name="Source_20_Text">console.table()</text:span></text:p>
      <text:p text:style-name="P16"><text:span text:style-name="Source_20_Text">console.time()</text:span></text:p>
      <text:p text:style-name="P11"><text:soft-page-break/></text:p>
      <text:h text:style-name="P8" text:outline-level="3">🔹 Breakpoints</text:h>
      <text:list text:style-name="L31">
        <text:list-item>
          <text:p text:style-name="P42">Pause execution</text:p>
        </text:list-item>
        <text:list-item>
          <text:p text:style-name="P42">Inspect variables</text:p>
        </text:list-item>
        <text:list-item>
          <text:p text:style-name="P42">Step through code</text:p>
        </text:list-item>
      </text:list>
      <text:p text:style-name="P11"/>
      <text:h text:style-name="P12" text:outline-level="2">4️⃣ KNOWING WHERE THINGS BREAK (CRITICAL SKILL)</text:h>
      <text:h text:style-name="P8" text:outline-level="3">🔹 Interview Question</text:h>
      <text:p text:style-name="P37">How do you find where the bug is?</text:p>
      <text:h text:style-name="P8" text:outline-level="3">✅ Strong Answer</text:h>
      <text:p text:style-name="P9">“I try to reduce the problem by isolating sections until I find where expected behavior changes.”</text:p>
      <text:p text:style-name="P11"/>
      <text:h text:style-name="P8" text:outline-level="3">🔹 Example</text:h>
      <text:p text:style-name="P9">Problem: Page renders blank</text:p>
      <text:p text:style-name="P9">Debug steps:</text:p>
      <text:list text:style-name="L32">
        <text:list-item>
          <text:p text:style-name="P43">Check if component renders</text:p>
        </text:list-item>
        <text:list-item>
          <text:p text:style-name="P43">Check API call</text:p>
        </text:list-item>
        <text:list-item>
          <text:p text:style-name="P43">Check state update</text:p>
        </text:list-item>
        <text:list-item>
          <text:p text:style-name="P43">Check JSX rendering</text:p>
        </text:list-item>
      </text:list>
      <text:p text:style-name="P11"/>
      <text:h text:style-name="P12" text:outline-level="2">5️⃣ DEBUGGING API &amp; BACKEND ISSUES</text:h>
      <text:h text:style-name="P8" text:outline-level="3">🔹 Interview Question</text:h>
      <text:p text:style-name="P37">API returns wrong data—how do you debug?</text:p>
      <text:h text:style-name="P8" text:outline-level="3">Mini Answer</text:h>
      <text:list text:style-name="L33">
        <text:list-item>
          <text:p text:style-name="P44">Log request payload</text:p>
        </text:list-item>
        <text:list-item>
          <text:p text:style-name="P44">Verify DB query</text:p>
        </text:list-item>
        <text:list-item>
          <text:p text:style-name="P44"><text:soft-page-break/>Check response formatting</text:p>
        </text:list-item>
      </text:list>
      <text:p text:style-name="P11"/>
      <text:h text:style-name="P8" text:outline-level="3">🔹 Common Backend Errors</text:h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4.A1" office:value-type="string">
              <text:p text:style-name="Table_20_Heading">Error</text:p>
            </table:table-cell>
            <table:table-cell table:style-name="Table4.A1" office:value-type="string">
              <text:p text:style-name="Table_20_Heading">Meaning</text:p>
            </table:table-cell>
          </table:table-row>
        </table:table-header-rows>
        <table:table-row>
          <table:table-cell table:style-name="Table4.A1" office:value-type="string">
            <text:p text:style-name="Table_20_Contents">400</text:p>
          </table:table-cell>
          <table:table-cell table:style-name="Table4.A1" office:value-type="string">
            <text:p text:style-name="Table_20_Contents">Client error</text:p>
          </table:table-cell>
        </table:table-row>
        <table:table-row>
          <table:table-cell table:style-name="Table4.A1" office:value-type="string">
            <text:p text:style-name="Table_20_Contents">401</text:p>
          </table:table-cell>
          <table:table-cell table:style-name="Table4.A1" office:value-type="string">
            <text:p text:style-name="Table_20_Contents">Auth issue</text:p>
          </table:table-cell>
        </table:table-row>
        <table:table-row>
          <table:table-cell table:style-name="Table4.A1" office:value-type="string">
            <text:p text:style-name="Table_20_Contents">403</text:p>
          </table:table-cell>
          <table:table-cell table:style-name="Table4.A1" office:value-type="string">
            <text:p text:style-name="Table_20_Contents">Permission</text:p>
          </table:table-cell>
        </table:table-row>
        <table:table-row>
          <table:table-cell table:style-name="Table4.A1" office:value-type="string">
            <text:p text:style-name="Table_20_Contents">404</text:p>
          </table:table-cell>
          <table:table-cell table:style-name="Table4.A1" office:value-type="string">
            <text:p text:style-name="Table_20_Contents">Wrong route</text:p>
          </table:table-cell>
        </table:table-row>
        <table:table-row>
          <table:table-cell table:style-name="Table4.A1" office:value-type="string">
            <text:p text:style-name="Table_20_Contents">500</text:p>
          </table:table-cell>
          <table:table-cell table:style-name="Table4.A1" office:value-type="string">
            <text:p text:style-name="Table_20_Contents">Server crash</text:p>
          </table:table-cell>
        </table:table-row>
      </table:table>
      <text:p text:style-name="P11"/>
      <text:h text:style-name="P12" text:outline-level="2">6️⃣ DEBUGGING TYPESCRIPT ERRORS</text:h>
      <text:h text:style-name="P8" text:outline-level="3">🔹 Interview Question</text:h>
      <text:p text:style-name="P37">How do you debug TypeScript errors?</text:p>
      <text:h text:style-name="P8" text:outline-level="3">Mini Answer</text:h>
      <text:p text:style-name="P9">“I identify which type is mismatched, trace where it was inferred, and fix the root cause instead of using <text:span text:style-name="Source_20_Text">any</text:span>.”</text:p>
      <text:p text:style-name="P11"/>
      <text:h text:style-name="P12" text:outline-level="2">7️⃣ DEBUGGING ASYNC / PROMISE ISSUES</text:h>
      <text:h text:style-name="P8" text:outline-level="3">🔹 Example Error</text:h>
      <text:p text:style-name="P17"><text:span text:style-name="Source_20_Text">UnhandledPromiseRejection</text:span></text:p>
      <text:h text:style-name="P8" text:outline-level="3">Debug Thinking</text:h>
      <text:list text:style-name="L34">
        <text:list-item>
          <text:p text:style-name="P45">Missing <text:span text:style-name="Source_20_Text">await</text:span></text:p>
        </text:list-item>
        <text:list-item>
          <text:p text:style-name="P45">Missing <text:span text:style-name="Source_20_Text">.catch()</text:span></text:p>
        </text:list-item>
        <text:list-item>
          <text:p text:style-name="P45">Try/catch not used</text:p>
        </text:list-item>
      </text:list>
      <text:p text:style-name="P11"/>
      <text:h text:style-name="P12" text:outline-level="2">8️⃣ DEBUGGING STATE ISSUES (REACT)</text:h>
      <text:h text:style-name="P8" text:outline-level="3">🔹 Interview Question</text:h>
      <text:p text:style-name="P37">State not updating—what do you do?</text:p>
      <text:h text:style-name="P8" text:outline-level="3"><text:soft-page-break/>Mini Answer</text:h>
      <text:list text:style-name="L35">
        <text:list-item>
          <text:p text:style-name="P46">Check immutability</text:p>
        </text:list-item>
        <text:list-item>
          <text:p text:style-name="P46">Verify dependencies in <text:span text:style-name="Source_20_Text">useEffect</text:span></text:p>
        </text:list-item>
        <text:list-item>
          <text:p text:style-name="P46">Confirm re-render</text:p>
        </text:list-item>
      </text:list>
      <text:p text:style-name="P11"/>
      <text:h text:style-name="P12" text:outline-level="2">9️⃣ DEBUGGING PERFORMANCE ISSUES</text:h>
      <text:h text:style-name="P8" text:outline-level="3">🔹 Interview Question</text:h>
      <text:p text:style-name="P37">App is slow—how do you debug?</text:p>
      <text:h text:style-name="P8" text:outline-level="3">Mini Answer</text:h>
      <text:list text:style-name="L36">
        <text:list-item>
          <text:p text:style-name="P47">Check Network tab</text:p>
        </text:list-item>
        <text:list-item>
          <text:p text:style-name="P47">Identify slow APIs</text:p>
        </text:list-item>
        <text:list-item>
          <text:p text:style-name="P47">Profile renders</text:p>
        </text:list-item>
        <text:list-item>
          <text:p text:style-name="P47">Reduce re-renders</text:p>
        </text:list-item>
      </text:list>
      <text:p text:style-name="P11"/>
      <text:h text:style-name="P12" text:outline-level="2">🔟 DEBUGGING WITHOUT TOOLS (VERY IMPORTANT)</text:h>
      <text:h text:style-name="P8" text:outline-level="3">🔹 Interview Question</text:h>
      <text:p text:style-name="P37">What if debugger is unavailable?</text:p>
      <text:h text:style-name="P8" text:outline-level="3">Mini Answer</text:h>
      <text:p text:style-name="P9">“I use logs and isolate the failing logic step by step.”</text:p>
      <text:p text:style-name="P11"/>
      <text:h text:style-name="P12" text:outline-level="2">1️⃣1️⃣ DEBUGGING REAL-WORLD SCENARIOS</text:h>
      <text:h text:style-name="P8" text:outline-level="3">🔹 Blank Screen in Production</text:h>
      <text:list text:style-name="L37">
        <text:list-item>
          <text:p text:style-name="P48">Check console errors</text:p>
        </text:list-item>
        <text:list-item>
          <text:p text:style-name="P48">Verify build</text:p>
        </text:list-item>
        <text:list-item>
          <text:p text:style-name="P48">Check environment variables</text:p>
        </text:list-item>
      </text:list>
      <text:p text:style-name="P11"/>
      <text:h text:style-name="P8" text:outline-level="3"><text:soft-page-break/>🔹 Works Locally but Fails in Prod</text:h>
      <text:list text:style-name="L38">
        <text:list-item>
          <text:p text:style-name="P49">Check env variables</text:p>
        </text:list-item>
        <text:list-item>
          <text:p text:style-name="P49">Check build config</text:p>
        </text:list-item>
        <text:list-item>
          <text:p text:style-name="P49">Check API URLs</text:p>
        </text:list-item>
      </text:list>
      <text:p text:style-name="P11"/>
      <text:h text:style-name="P8" text:outline-level="3">🔹 Crash After Deployment</text:h>
      <text:list text:style-name="L39">
        <text:list-item>
          <text:p text:style-name="P50">Rollback</text:p>
        </text:list-item>
        <text:list-item>
          <text:p text:style-name="P50">Check logs</text:p>
        </text:list-item>
        <text:list-item>
          <text:p text:style-name="P50">Compare recent commits</text:p>
        </text:list-item>
      </text:list>
      <text:p text:style-name="P11"/>
      <text:h text:style-name="P12" text:outline-level="2">1️⃣2️⃣ INTERVIEW TRICK QUESTIONS</text:h>
      <text:p text:style-name="P37">“How do you debug faster over time?”</text:p>
      <text:p text:style-name="P9"><text:span text:style-name="Strong_20_Emphasis">Answer:</text:span><text:line-break/>“I get better at reading error messages and knowing where to look first.”</text:p>
      <text:p text:style-name="P11"/>
      <text:h text:style-name="P12" text:outline-level="2">1️⃣3️⃣ DEBUGGING MINDSET (THIS MATTERS MOST)</text:h>
      <text:h text:style-name="P8" text:outline-level="3">Interview-Gold Statements</text:h>
      <text:list text:style-name="L40">
        <text:list-item>
          <text:p text:style-name="P51">“I don’t guess; I verify.”</text:p>
        </text:list-item>
        <text:list-item>
          <text:p text:style-name="P51">“I isolate the problem.”</text:p>
        </text:list-item>
        <text:list-item>
          <text:p text:style-name="P51">“I test assumptions.”</text:p>
        </text:list-item>
        <text:list-item>
          <text:p text:style-name="P51">“I fix root cause, not symptoms.”</text:p>
        </text:list-item>
      </text:list>
      <text:p text:style-name="P11"/>
      <text:h text:style-name="P12" text:outline-level="2">🧠 WHAT INTERVIEWERS WANT TO SEE</text:h>
      <text:p text:style-name="P9">✔ Calm approach<text:line-break/>✔ Logical narrowing<text:line-break/>✔ Systematic thinking<text:line-break/>✔ Confidence with errors<text:line-break/>✔ Clear explanation</text:p>
      <text:p text:style-name="P11"/>
      <text:h text:style-name="P12" text:outline-level="2"><text:soft-page-break/>⭐ FINAL POWER LINE (MEMORIZE)</text:h>
      <text:p text:style-name="P37">“Debugging is about reducing uncertainty, not adding guesses.”</text:p>
      <text:p text:style-name="P11"/>
      <text:p text:style-name="P9">If you want next:</text:p>
      <text:list text:style-name="L41">
        <text:list-item>
          <text:p text:style-name="P52">✅ <text:span text:style-name="Strong_20_Emphasis">Debugging interview questions</text:span></text:p>
        </text:list-item>
        <text:list-item>
          <text:p text:style-name="P52">✅ <text:span text:style-name="Strong_20_Emphasis">Live debugging exercises</text:span></text:p>
        </text:list-item>
        <text:list-item>
          <text:p text:style-name="P52">✅ <text:span text:style-name="Strong_20_Emphasis">Frontend vs backend debugging</text:span></text:p>
        </text:list-item>
        <text:list-item>
          <text:p text:style-name="P52">✅ <text:span text:style-name="Strong_20_Emphasis">How seniors debug differently</text:span></text:p>
        </text:list-item>
      </text:list>
      <text:p text:style-name="P9">Just tell me 👍</text:p>
      <text:p text:style-name="P53">This is a <text:span text:style-name="Strong_20_Emphasis">core hiring signal</text:span>.<text:line-break/>Many candidates get rejected <text:span text:style-name="Strong_20_Emphasis">not because of weak coding</text:span>, but because they <text:span text:style-name="Strong_20_Emphasis">can’t communicate ownership and clarity</text:span>.</text:p>
      <text:p text:style-name="P9">Below is a <text:span text:style-name="Strong_20_Emphasis">complete, interview-grade list of Communication &amp; Ownership questions</text:span> — exactly how <text:span text:style-name="Strong_20_Emphasis">freshers, SDE-1, seniors, frontend, backend, and full-stack engineers</text:span> are evaluated.</text:p>
      <text:p text:style-name="P9">Read this like a <text:span text:style-name="Strong_20_Emphasis">playbook</text:span>.</text:p>
      <text:p text:style-name="P11"/>
      <text:h text:style-name="P54" text:outline-level="1">🧠 6️⃣ COMMUNICATION &amp; OWNERSHIP — <text:span text:style-name="Strong_20_Emphasis">ALL INTERVIEW QUESTIONS</text:span></text:h>
      <text:h text:style-name="P12" text:outline-level="2">WHAT INTERVIEWERS CHECK</text:h>
      <text:p text:style-name="P9">They evaluate:</text:p>
      <text:list text:style-name="L42">
        <text:list-item>
          <text:p text:style-name="P55">Can you <text:span text:style-name="Strong_20_Emphasis">explain technical decisions</text:span>?</text:p>
        </text:list-item>
        <text:list-item>
          <text:p text:style-name="P55">Do you <text:span text:style-name="Strong_20_Emphasis">ask the right questions</text:span>?</text:p>
        </text:list-item>
        <text:list-item>
          <text:p text:style-name="P55">Do you <text:span text:style-name="Strong_20_Emphasis">take responsibility</text:span>?</text:p>
        </text:list-item>
        <text:list-item>
          <text:p text:style-name="P55">Can you <text:span text:style-name="Strong_20_Emphasis">document and communicate clearly</text:span>?</text:p>
        </text:list-item>
        <text:list-item>
          <text:p text:style-name="P55">Can you work with <text:span text:style-name="Strong_20_Emphasis">product, design, QA, and seniors</text:span>?</text:p>
        </text:list-item>
      </text:list>
      <text:p text:style-name="P11"/>
      <text:h text:style-name="P12" text:outline-level="2"><text:soft-page-break/>🔹 A. EXPLAINING TECHNICAL DECISIONS</text:h>
      <text:h text:style-name="P8" text:outline-level="3">1️⃣ Why did you choose this approach?</text:h>
      <text:p text:style-name="P9"><text:span text:style-name="Strong_20_Emphasis">Strong Answer:</text:span><text:line-break/>“I considered multiple approaches and chose this due to better time complexity and readability.”</text:p>
      <text:p text:style-name="P11"/>
      <text:h text:style-name="P8" text:outline-level="3">2️⃣ Can you explain your solution simply?</text:h>
      <text:p text:style-name="P9"><text:span text:style-name="Strong_20_Emphasis">Strong Answer:</text:span><text:line-break/>“Yes, I broke the problem into smaller steps and solved each part independently.”</text:p>
      <text:p text:style-name="P11"/>
      <text:h text:style-name="P8" text:outline-level="3">3️⃣ Why not use another technology/library?</text:h>
      <text:p text:style-name="P9"><text:span text:style-name="Strong_20_Emphasis">Strong Answer:</text:span><text:line-break/>“I evaluated it, but it added unnecessary complexity for the given constraints.”</text:p>
      <text:p text:style-name="P11"/>
      <text:h text:style-name="P8" text:outline-level="3">4️⃣ How do you justify tradeoffs?</text:h>
      <text:p text:style-name="P9"><text:span text:style-name="Strong_20_Emphasis">Strong Answer:</text:span><text:line-break/>“I explain time vs space vs maintainability and choose based on requirements.”</text:p>
      <text:p text:style-name="P11"/>
      <text:h text:style-name="P8" text:outline-level="3">5️⃣ How do you explain a complex concept to a junior?</text:h>
      <text:p text:style-name="P9"><text:span text:style-name="Strong_20_Emphasis">Strong Answer:</text:span><text:line-break/>“I use analogies and start with the problem before diving into implementation.”</text:p>
      <text:p text:style-name="P11"/>
      <text:h text:style-name="P8" text:outline-level="3">6️⃣ How do you explain code during review?</text:h>
      <text:p text:style-name="P9"><text:span text:style-name="Strong_20_Emphasis">Strong Answer:</text:span><text:line-break/>“I walk through intent, edge cases, and assumptions.”</text:p>
      <text:p text:style-name="P11"/>
      <text:h text:style-name="P8" text:outline-level="3">7️⃣ What if someone disagrees with your design?</text:h>
      <text:p text:style-name="P9"><text:span text:style-name="Strong_20_Emphasis">Strong Answer:</text:span><text:line-break/>“I listen, understand their concerns, and adjust if their solution fits better.”</text:p>
      <text:p text:style-name="P11"/>
      <text:h text:style-name="P8" text:outline-level="3"><text:soft-page-break/>8️⃣ How do you explain failures?</text:h>
      <text:p text:style-name="P9"><text:span text:style-name="Strong_20_Emphasis">Strong Answer:</text:span><text:line-break/>“I focus on what happened, why, and how to prevent it next time.”</text:p>
      <text:p text:style-name="P11"/>
      <text:h text:style-name="P12" text:outline-level="2">🔹 B. ASKING THE RIGHT QUESTIONS (VERY IMPORTANT)</text:h>
      <text:h text:style-name="P8" text:outline-level="3">9️⃣ What questions do you ask before starting a task?</text:h>
      <text:p text:style-name="P9"><text:span text:style-name="Strong_20_Emphasis">Strong Answer:</text:span><text:line-break/>“I clarify requirements, constraints, edge cases, and success criteria.”</text:p>
      <text:p text:style-name="P11"/>
      <text:h text:style-name="P8" text:outline-level="3">🔟 How do you clarify vague requirements?</text:h>
      <text:p text:style-name="P9"><text:span text:style-name="Strong_20_Emphasis">Strong Answer:</text:span><text:line-break/>“I ask for examples, expected behavior, and edge cases.”</text:p>
      <text:p text:style-name="P11"/>
      <text:h text:style-name="P8" text:outline-level="3">1️⃣1️⃣ When do you ask for help?</text:h>
      <text:p text:style-name="P9"><text:span text:style-name="Strong_20_Emphasis">Strong Answer:</text:span><text:line-break/>“After attempting and narrowing down the issue.”</text:p>
      <text:p text:style-name="P11"/>
      <text:h text:style-name="P8" text:outline-level="3">1️⃣2️⃣ What questions do you ask in system design?</text:h>
      <text:p text:style-name="P9"><text:span text:style-name="Strong_20_Emphasis">Strong Answer:</text:span></text:p>
      <text:list text:style-name="L43">
        <text:list-item>
          <text:p text:style-name="P56">Scale</text:p>
        </text:list-item>
        <text:list-item>
          <text:p text:style-name="P56">Users</text:p>
        </text:list-item>
        <text:list-item>
          <text:p text:style-name="P56">Performance</text:p>
        </text:list-item>
        <text:list-item>
          <text:p text:style-name="P56">Security</text:p>
        </text:list-item>
      </text:list>
      <text:p text:style-name="P11"/>
      <text:h text:style-name="P8" text:outline-level="3">1️⃣3️⃣ How do you handle incomplete specs?</text:h>
      <text:p text:style-name="P9"><text:span text:style-name="Strong_20_Emphasis">Strong Answer:</text:span><text:line-break/>“I document assumptions and validate them.”</text:p>
      <text:p text:style-name="P11"/>
      <text:h text:style-name="P8" text:outline-level="3"><text:soft-page-break/>1️⃣4️⃣ How do you ask questions without blocking progress?</text:h>
      <text:p text:style-name="P9"><text:span text:style-name="Strong_20_Emphasis">Strong Answer:</text:span><text:line-break/>“I propose a default approach while waiting for clarification.”</text:p>
      <text:p text:style-name="P11"/>
      <text:h text:style-name="P8" text:outline-level="3">1️⃣5️⃣ What questions do you ask during debugging?</text:h>
      <text:p text:style-name="P9"><text:span text:style-name="Strong_20_Emphasis">Strong Answer:</text:span></text:p>
      <text:list text:style-name="L44">
        <text:list-item>
          <text:p text:style-name="P57">What changed?</text:p>
        </text:list-item>
        <text:list-item>
          <text:p text:style-name="P57">Where does it fail?</text:p>
        </text:list-item>
        <text:list-item>
          <text:p text:style-name="P57">Is it reproducible?</text:p>
        </text:list-item>
      </text:list>
      <text:p text:style-name="P11"/>
      <text:h text:style-name="P12" text:outline-level="2">🔹 C. OWNERSHIP &amp; RESPONSIBILITY</text:h>
      <text:h text:style-name="P8" text:outline-level="3">1️⃣6️⃣ What does ownership mean to you?</text:h>
      <text:p text:style-name="P9"><text:span text:style-name="Strong_20_Emphasis">Strong Answer:</text:span><text:line-break/>“It means being responsible for the feature from design to production.”</text:p>
      <text:p text:style-name="P11"/>
      <text:h text:style-name="P8" text:outline-level="3">1️⃣7️⃣ Describe a time you owned a failure.</text:h>
      <text:p text:style-name="P9"><text:span text:style-name="Strong_20_Emphasis">Strong Answer:</text:span><text:line-break/>“I acknowledged it early, fixed it, and documented learnings.”</text:p>
      <text:p text:style-name="P11"/>
      <text:h text:style-name="P8" text:outline-level="3">1️⃣8️⃣ What do you do if you miss a deadline?</text:h>
      <text:p text:style-name="P9"><text:span text:style-name="Strong_20_Emphasis">Strong Answer:</text:span><text:line-break/>“I communicate early and renegotiate scope.”</text:p>
      <text:p text:style-name="P11"/>
      <text:h text:style-name="P8" text:outline-level="3">1️⃣9️⃣ How do you handle production bugs?</text:h>
      <text:p text:style-name="P9"><text:span text:style-name="Strong_20_Emphasis">Strong Answer:</text:span><text:line-break/>“I prioritize user impact, fix root cause, and add tests.”</text:p>
      <text:p text:style-name="P11"/>
      <text:h text:style-name="P8" text:outline-level="3">2️⃣0️⃣ How do you ensure quality?</text:h>
      <text:p text:style-name="P9"><text:span text:style-name="Strong_20_Emphasis">Strong Answer:</text:span><text:line-break/>“I test edge cases and review my own code.”</text:p>
      <text:p text:style-name="P11"><text:soft-page-break/></text:p>
      <text:h text:style-name="P8" text:outline-level="3">2️⃣1️⃣ How do you take responsibility for unclear tasks?</text:h>
      <text:p text:style-name="P9"><text:span text:style-name="Strong_20_Emphasis">Strong Answer:</text:span><text:line-break/>“I break them down and align with stakeholders.”</text:p>
      <text:p text:style-name="P11"/>
      <text:h text:style-name="P8" text:outline-level="3">2️⃣2️⃣ What if a teammate makes a mistake?</text:h>
      <text:p text:style-name="P9"><text:span text:style-name="Strong_20_Emphasis">Strong Answer:</text:span><text:line-break/>“I focus on fixing the issue, not blaming.”</text:p>
      <text:p text:style-name="P11"/>
      <text:h text:style-name="P8" text:outline-level="3">2️⃣3️⃣ What if you break production?</text:h>
      <text:p text:style-name="P9"><text:span text:style-name="Strong_20_Emphasis">Strong Answer:</text:span><text:line-break/>“I take ownership, rollback if needed, and fix fast.”</text:p>
      <text:p text:style-name="P11"/>
      <text:h text:style-name="P12" text:outline-level="2">🔹 D. COMMUNICATING WITH TEAM &amp; STAKEHOLDERS</text:h>
      <text:h text:style-name="P8" text:outline-level="3">2️⃣4️⃣ How do you communicate progress?</text:h>
      <text:p text:style-name="P9"><text:span text:style-name="Strong_20_Emphasis">Strong Answer:</text:span><text:line-break/>“I give regular updates and flag risks early.”</text:p>
      <text:p text:style-name="P11"/>
      <text:h text:style-name="P8" text:outline-level="3">2️⃣5️⃣ How do you handle feedback?</text:h>
      <text:p text:style-name="P9"><text:span text:style-name="Strong_20_Emphasis">Strong Answer:</text:span><text:line-break/>“I treat it as improvement, not criticism.”</text:p>
      <text:p text:style-name="P11"/>
      <text:h text:style-name="P8" text:outline-level="3">2️⃣6️⃣ How do you explain delays?</text:h>
      <text:p text:style-name="P9"><text:span text:style-name="Strong_20_Emphasis">Strong Answer:</text:span><text:line-break/>“I explain causes and next steps transparently.”</text:p>
      <text:p text:style-name="P11"/>
      <text:h text:style-name="P8" text:outline-level="3">2️⃣7️⃣ How do you work with non-technical people?</text:h>
      <text:p text:style-name="P9"><text:span text:style-name="Strong_20_Emphasis">Strong Answer:</text:span><text:line-break/>“I avoid jargon and focus on outcomes.”</text:p>
      <text:p text:style-name="P11"/>
      <text:h text:style-name="P8" text:outline-level="3"><text:soft-page-break/>2️⃣8️⃣ How do you align with designers/product?</text:h>
      <text:p text:style-name="P9"><text:span text:style-name="Strong_20_Emphasis">Strong Answer:</text:span><text:line-break/>“I confirm requirements before implementation.”</text:p>
      <text:p text:style-name="P11"/>
      <text:h text:style-name="P8" text:outline-level="3">2️⃣9️⃣ How do you communicate during incidents?</text:h>
      <text:p text:style-name="P9"><text:span text:style-name="Strong_20_Emphasis">Strong Answer:</text:span><text:line-break/>“I keep updates short, factual, and frequent.”</text:p>
      <text:p text:style-name="P11"/>
      <text:h text:style-name="P12" text:outline-level="2">🔹 E. DOCUMENTATION &amp; WRITING</text:h>
      <text:h text:style-name="P8" text:outline-level="3">3️⃣0️⃣ Why is documentation important?</text:h>
      <text:p text:style-name="P9"><text:span text:style-name="Strong_20_Emphasis">Strong Answer:</text:span><text:line-break/>“It reduces dependency and improves maintainability.”</text:p>
      <text:p text:style-name="P11"/>
      <text:h text:style-name="P8" text:outline-level="3">3️⃣1️⃣ What do you document?</text:h>
      <text:p text:style-name="P9"><text:span text:style-name="Strong_20_Emphasis">Strong Answer:</text:span></text:p>
      <text:list text:style-name="L45">
        <text:list-item>
          <text:p text:style-name="P58">APIs</text:p>
        </text:list-item>
        <text:list-item>
          <text:p text:style-name="P58">Assumptions</text:p>
        </text:list-item>
        <text:list-item>
          <text:p text:style-name="P58">Edge cases</text:p>
        </text:list-item>
        <text:list-item>
          <text:p text:style-name="P58">Decisions</text:p>
        </text:list-item>
      </text:list>
      <text:p text:style-name="P11"/>
      <text:h text:style-name="P8" text:outline-level="3">3️⃣2️⃣ How do you write good docs?</text:h>
      <text:p text:style-name="P9"><text:span text:style-name="Strong_20_Emphasis">Strong Answer:</text:span><text:line-break/>“I keep them concise, structured, and example-driven.”</text:p>
      <text:p text:style-name="P11"/>
      <text:h text:style-name="P8" text:outline-level="3">3️⃣3️⃣ What tools do you use for documentation?</text:h>
      <text:p text:style-name="P9"><text:span text:style-name="Strong_20_Emphasis">Strong Answer:</text:span><text:line-break/>“README, comments, Swagger, Notion.”</text:p>
      <text:p text:style-name="P11"/>
      <text:h text:style-name="P8" text:outline-level="3"><text:soft-page-break/>3️⃣4️⃣ How do you document decisions?</text:h>
      <text:p text:style-name="P9"><text:span text:style-name="Strong_20_Emphasis">Strong Answer:</text:span><text:line-break/>“I explain what, why, and alternatives.”</text:p>
      <text:p text:style-name="P11"/>
      <text:h text:style-name="P8" text:outline-level="3">3️⃣5️⃣ How do you keep docs updated?</text:h>
      <text:p text:style-name="P9"><text:span text:style-name="Strong_20_Emphasis">Strong Answer:</text:span><text:line-break/>“I update docs with every major change.”</text:p>
      <text:p text:style-name="P11"/>
      <text:h text:style-name="P12" text:outline-level="2">🔹 F. CONFLICT &amp; DIFFICULT SITUATIONS</text:h>
      <text:h text:style-name="P8" text:outline-level="3">3️⃣6️⃣ What if you disagree with your manager?</text:h>
      <text:p text:style-name="P9"><text:span text:style-name="Strong_20_Emphasis">Strong Answer:</text:span><text:line-break/>“I explain my reasoning respectfully.”</text:p>
      <text:p text:style-name="P11"/>
      <text:h text:style-name="P8" text:outline-level="3">3️⃣7️⃣ How do you handle conflicts?</text:h>
      <text:p text:style-name="P9"><text:span text:style-name="Strong_20_Emphasis">Strong Answer:</text:span><text:line-break/>“I focus on data and goals, not emotions.”</text:p>
      <text:p text:style-name="P11"/>
      <text:h text:style-name="P8" text:outline-level="3">3️⃣8️⃣ What if someone doesn’t respond?</text:h>
      <text:p text:style-name="P9"><text:span text:style-name="Strong_20_Emphasis">Strong Answer:</text:span><text:line-break/>“I follow up with context and urgency.”</text:p>
      <text:p text:style-name="P11"/>
      <text:h text:style-name="P8" text:outline-level="3">3️⃣9️⃣ What if a task is outside your skill set?</text:h>
      <text:p text:style-name="P9"><text:span text:style-name="Strong_20_Emphasis">Strong Answer:</text:span><text:line-break/>“I learn, ask for guidance, and deliver.”</text:p>
      <text:p text:style-name="P11"/>
      <text:h text:style-name="P12" text:outline-level="2">🔹 G. SENIOR-LEVEL OWNERSHIP QUESTIONS</text:h>
      <text:h text:style-name="P8" text:outline-level="3">4️⃣0️⃣ How do you mentor juniors?</text:h>
      <text:p text:style-name="P9"><text:span text:style-name="Strong_20_Emphasis">Strong Answer:</text:span><text:line-break/>“I guide thinking instead of giving answers.”</text:p>
      <text:p text:style-name="P11"/>
      <text:h text:style-name="P8" text:outline-level="3"><text:soft-page-break/>4️⃣1️⃣ How do you ensure team success?</text:h>
      <text:p text:style-name="P9"><text:span text:style-name="Strong_20_Emphasis">Strong Answer:</text:span><text:line-break/>“I unblock others and share knowledge.”</text:p>
      <text:p text:style-name="P11"/>
      <text:h text:style-name="P8" text:outline-level="3">4️⃣2️⃣ How do you balance speed vs quality?</text:h>
      <text:p text:style-name="P9"><text:span text:style-name="Strong_20_Emphasis">Strong Answer:</text:span><text:line-break/>“I prioritize based on user impact.”</text:p>
      <text:p text:style-name="P11"/>
      <text:p text:style-name="P11"/>
      <text:h text:style-name="P12" text:outline-level="2">⭐ INTERVIEW-GOLD SUMMARY (MEMORIZE)</text:h>
      <text:p text:style-name="P37">“I clarify requirements, communicate early, own outcomes, and document decisions.”</text:p>
      <text:p text:style-name="P11"/>
      <text:h text:style-name="P12" text:outline-level="2">🚀 FINAL TRUTH</text:h>
      <text:p text:style-name="P37"><text:span text:style-name="Strong_20_Emphasis">Strong communication turns average engineers into hired engineers.</text:span></text:p>
      <text:p text:style-name="P11"/>
      <text:p text:style-name="P9">If you want next:</text:p>
      <text:list text:style-name="L46">
        <text:list-item>
          <text:p text:style-name="P59">✅ <text:span text:style-name="Strong_20_Emphasis">STAR-format answers</text:span></text:p>
        </text:list-item>
        <text:list-item>
          <text:p text:style-name="P59">✅ <text:span text:style-name="Strong_20_Emphasis">Mock HR + tech combined interviews</text:span></text:p>
        </text:list-item>
        <text:list-item>
          <text:p text:style-name="P59">✅ <text:span text:style-name="Strong_20_Emphasis">Real rejection reasons</text:span></text:p>
        </text:list-item>
        <text:list-item>
          <text:p text:style-name="P59">✅ <text:span text:style-name="Strong_20_Emphasis">How seniors speak vs juniors</text:span></text:p>
        </text:list-item>
      </text:list>
      <text:p text:style-name="P9">Just say <text:span text:style-name="Strong_20_Emphasis">“next”</text:span></text:p>
      <text:h text:style-name="P35" text:outline-level="1">🔥 HTML + CSS + DESIGN + ANIMATION</text:h>
      <text:h text:style-name="P12" text:outline-level="2"><text:span text:style-name="Strong_20_Emphasis">ALL Interview Questions (Fresher → Senior)</text:span></text:h>
      <text:p text:style-name="P11"/>
      <text:h text:style-name="P54" text:outline-level="1"><text:soft-page-break/>🧱 PART 1 — HTML (ABSOLUTELY EVERYTHING)</text:h>
      <text:h text:style-name="P12" text:outline-level="2">🔹 HTML BASICS</text:h>
      <text:list text:style-name="L47">
        <text:list-item>
          <text:p text:style-name="P60">What is HTML?</text:p>
        </text:list-item>
        <text:list-item>
          <text:p text:style-name="P60">What are semantic elements?</text:p>
        </text:list-item>
        <text:list-item>
          <text:p text:style-name="P60">Difference between <text:span text:style-name="Source_20_Text">&lt;div&gt;</text:span> and semantic tags?</text:p>
        </text:list-item>
        <text:list-item>
          <text:p text:style-name="P60">Why is semantic HTML important?</text:p>
        </text:list-item>
        <text:list-item>
          <text:p text:style-name="P60">Block vs inline elements?</text:p>
        </text:list-item>
        <text:list-item>
          <text:p text:style-name="P60">Inline vs inline-block?</text:p>
        </text:list-item>
        <text:list-item>
          <text:p text:style-name="P60">What is the DOM?</text:p>
        </text:list-item>
        <text:list-item>
          <text:p text:style-name="P60">What is HTML parsing?</text:p>
        </text:list-item>
        <text:list-item>
          <text:p text:style-name="P60">What is DOCTYPE?</text:p>
        </text:list-item>
        <text:list-item>
          <text:p text:style-name="P60">HTML5 new features?</text:p>
        </text:list-item>
        <text:list-item>
          <text:p text:style-name="P60">What are meta tags?</text:p>
        </text:list-item>
        <text:list-item>
          <text:p text:style-name="P60">viewport meta tag?</text:p>
        </text:list-item>
        <text:list-item>
          <text:p text:style-name="P60">charset meta tag?</text:p>
        </text:list-item>
        <text:list-item>
          <text:p text:style-name="P60">What is accessibility in HTML?</text:p>
        </text:list-item>
        <text:list-item>
          <text:p text:style-name="P60">What is ARIA?</text:p>
        </text:list-item>
        <text:list-item>
          <text:p text:style-name="P60">alt attribute importance?</text:p>
        </text:list-item>
        <text:list-item>
          <text:p text:style-name="P60">label vs placeholder?</text:p>
        </text:list-item>
        <text:list-item>
          <text:p text:style-name="P60">tabindex?</text:p>
        </text:list-item>
        <text:list-item>
          <text:p text:style-name="P60">role attribute?</text:p>
        </text:list-item>
        <text:list-item>
          <text:p text:style-name="P60">SEO-friendly HTML structure?</text:p>
        </text:list-item>
      </text:list>
      <text:p text:style-name="P11"/>
      <text:h text:style-name="P12" text:outline-level="2">🔹 HTML FORMS (VERY IMPORTANT)</text:h>
      <text:list text:style-name="L48">
        <text:list-item>
          <text:p text:style-name="P61">GET vs POST?</text:p>
        </text:list-item>
        <text:list-item>
          <text:p text:style-name="P61">Form validation?</text:p>
        </text:list-item>
        <text:list-item>
          <text:p text:style-name="P61">Required, pattern attributes?</text:p>
        </text:list-item>
        <text:list-item>
          <text:p text:style-name="P61"><text:soft-page-break/>Input types?</text:p>
        </text:list-item>
        <text:list-item>
          <text:p text:style-name="P61">Radio vs checkbox?</text:p>
        </text:list-item>
        <text:list-item>
          <text:p text:style-name="P61">File uploads?</text:p>
        </text:list-item>
        <text:list-item>
          <text:p text:style-name="P61">CSRF?</text:p>
        </text:list-item>
        <text:list-item>
          <text:p text:style-name="P61">Autofill?</text:p>
        </text:list-item>
        <text:list-item>
          <text:p text:style-name="P61">Form accessibility?</text:p>
        </text:list-item>
        <text:list-item>
          <text:p text:style-name="P61">Controlled vs uncontrolled forms (React relevance)?</text:p>
        </text:list-item>
      </text:list>
      <text:p text:style-name="P11"/>
      <text:h text:style-name="P12" text:outline-level="2">🔹 HTML PERFORMANCE &amp; SECURITY</text:h>
      <text:list text:style-name="L49">
        <text:list-item>
          <text:p text:style-name="P62">script <text:span text:style-name="Source_20_Text">defer</text:span> vs <text:span text:style-name="Source_20_Text">async</text:span>?</text:p>
        </text:list-item>
        <text:list-item>
          <text:p text:style-name="P62">preload vs prefetch?</text:p>
        </text:list-item>
        <text:list-item>
          <text:p text:style-name="P62">iframe use cases?</text:p>
        </text:list-item>
        <text:list-item>
          <text:p text:style-name="P62">XSS prevention in HTML?</text:p>
        </text:list-item>
        <text:list-item>
          <text:p text:style-name="P62">HTML sanitization?</text:p>
        </text:list-item>
        <text:list-item>
          <text:p text:style-name="P62">Lazy loading images?</text:p>
        </text:list-item>
        <text:list-item>
          <text:p text:style-name="P62">srcset &amp; sizes?</text:p>
        </text:list-item>
        <text:list-item>
          <text:p text:style-name="P62">picture tag?</text:p>
        </text:list-item>
        <text:list-item>
          <text:p text:style-name="P62">Web components?</text:p>
        </text:list-item>
        <text:list-item>
          <text:p text:style-name="P62">Shadow DOM?</text:p>
        </text:list-item>
      </text:list>
      <text:p text:style-name="P11"/>
      <text:h text:style-name="P54" text:outline-level="1">🎨 PART 2 — CSS (FROM ZERO TO GOD-LEVEL)</text:h>
      <text:p text:style-name="P11"/>
      <text:h text:style-name="P12" text:outline-level="2">🔹 CSS FUNDAMENTALS</text:h>
      <text:list text:style-name="L50">
        <text:list-item>
          <text:p text:style-name="P63">What is CSS?</text:p>
        </text:list-item>
        <text:list-item>
          <text:p text:style-name="P63">Inline vs internal vs external CSS?</text:p>
        </text:list-item>
        <text:list-item>
          <text:p text:style-name="P63">Specificity rules?</text:p>
        </text:list-item>
        <text:list-item>
          <text:p text:style-name="P63"><text:soft-page-break/>Cascade?</text:p>
        </text:list-item>
        <text:list-item>
          <text:p text:style-name="P63">!important?</text:p>
        </text:list-item>
        <text:list-item>
          <text:p text:style-name="P63">Inheritance?</text:p>
        </text:list-item>
        <text:list-item>
          <text:p text:style-name="P63">Box model?</text:p>
        </text:list-item>
        <text:list-item>
          <text:p text:style-name="P63">content-box vs border-box?</text:p>
        </text:list-item>
        <text:list-item>
          <text:p text:style-name="P63">display types?</text:p>
        </text:list-item>
        <text:list-item>
          <text:p text:style-name="P63">position values?</text:p>
        </text:list-item>
      </text:list>
      <text:p text:style-name="P11"/>
      <text:h text:style-name="P12" text:outline-level="2">🔹 FLEXBOX (YOU WILL BE ASKED)</text:h>
      <text:list text:style-name="L51">
        <text:list-item>
          <text:p text:style-name="P64">justify-content vs align-items?</text:p>
        </text:list-item>
        <text:list-item>
          <text:p text:style-name="P64">flex-direction?</text:p>
        </text:list-item>
        <text:list-item>
          <text:p text:style-name="P64">flex-wrap?</text:p>
        </text:list-item>
        <text:list-item>
          <text:p text:style-name="P64">flex-grow / shrink / basis?</text:p>
        </text:list-item>
        <text:list-item>
          <text:p text:style-name="P64">gap?</text:p>
        </text:list-item>
        <text:list-item>
          <text:p text:style-name="P64">center div horizontally &amp; vertically?</text:p>
        </text:list-item>
        <text:list-item>
          <text:p text:style-name="P64">when not to use flexbox?</text:p>
        </text:list-item>
      </text:list>
      <text:p text:style-name="P11"/>
      <text:h text:style-name="P12" text:outline-level="2">🔹 CSS GRID (SENIOR FAVORITE)</text:h>
      <text:list text:style-name="L52">
        <text:list-item>
          <text:p text:style-name="P65">grid-template-columns?</text:p>
        </text:list-item>
        <text:list-item>
          <text:p text:style-name="P65">auto-fit vs auto-fill?</text:p>
        </text:list-item>
        <text:list-item>
          <text:p text:style-name="P65">minmax()?</text:p>
        </text:list-item>
        <text:list-item>
          <text:p text:style-name="P65">grid areas?</text:p>
        </text:list-item>
        <text:list-item>
          <text:p text:style-name="P65">implicit vs explicit grid?</text:p>
        </text:list-item>
        <text:list-item>
          <text:p text:style-name="P65">when grid over flex?</text:p>
        </text:list-item>
      </text:list>
      <text:p text:style-name="P11"/>
      <text:h text:style-name="P12" text:outline-level="2">🔹 RESPONSIVE DESIGN (MUST KNOW)</text:h>
      <text:list text:style-name="L53">
        <text:list-item>
          <text:p text:style-name="P66">Mobile-first design?</text:p>
        </text:list-item>
        <text:list-item>
          <text:p text:style-name="P66">Media queries?</text:p>
        </text:list-item>
        <text:list-item>
          <text:p text:style-name="P66"><text:soft-page-break/>Breakpoints?</text:p>
        </text:list-item>
        <text:list-item>
          <text:p text:style-name="P66">vw/vh/em/rem?</text:p>
        </text:list-item>
        <text:list-item>
          <text:p text:style-name="P66">clamp()?</text:p>
        </text:list-item>
        <text:list-item>
          <text:p text:style-name="P66">responsive typography?</text:p>
        </text:list-item>
        <text:list-item>
          <text:p text:style-name="P66">fluid layouts?</text:p>
        </text:list-item>
        <text:list-item>
          <text:p text:style-name="P66">responsive images?</text:p>
        </text:list-item>
        <text:list-item>
          <text:p text:style-name="P66">container queries?</text:p>
        </text:list-item>
        <text:list-item>
          <text:p text:style-name="P66">aspect-ratio?</text:p>
        </text:list-item>
        <text:list-item>
          <text:p text:style-name="P66">overflow handling?</text:p>
        </text:list-item>
      </text:list>
      <text:p text:style-name="P11"/>
      <text:h text:style-name="P12" text:outline-level="2">🔹 ADVANCED CSS</text:h>
      <text:list text:style-name="L54">
        <text:list-item>
          <text:p text:style-name="P67">z-index &amp; stacking context?</text:p>
        </text:list-item>
        <text:list-item>
          <text:p text:style-name="P67">pseudo-classes vs pseudo-elements?</text:p>
        </text:list-item>
        <text:list-item>
          <text:p text:style-name="P67">:nth-child?</text:p>
        </text:list-item>
        <text:list-item>
          <text:p text:style-name="P67">:has() selector?</text:p>
        </text:list-item>
        <text:list-item>
          <text:p text:style-name="P67">CSS variables?</text:p>
        </text:list-item>
        <text:list-item>
          <text:p text:style-name="P67">BEM?</text:p>
        </text:list-item>
        <text:list-item>
          <text:p text:style-name="P67">OOCSS?</text:p>
        </text:list-item>
        <text:list-item>
          <text:p text:style-name="P67">CSS Modules?</text:p>
        </text:list-item>
        <text:list-item>
          <text:p text:style-name="P67">styled-components?</text:p>
        </text:list-item>
        <text:list-item>
          <text:p text:style-name="P67">Critical CSS?</text:p>
        </text:list-item>
        <text:list-item>
          <text:p text:style-name="P67">CSS performance?</text:p>
        </text:list-item>
        <text:list-item>
          <text:p text:style-name="P67">Reflow vs repaint?</text:p>
        </text:list-item>
      </text:list>
      <text:p text:style-name="P11"/>
      <text:h text:style-name="P54" text:outline-level="1">✨ PART 3 — ANIMATIONS &amp; TRANSITIONS</text:h>
      <text:p text:style-name="P11"/>
      <text:h text:style-name="P12" text:outline-level="2"><text:soft-page-break/>🔹 CSS ANIMATION</text:h>
      <text:list text:style-name="L55">
        <text:list-item>
          <text:p text:style-name="P68">transition vs animation?</text:p>
        </text:list-item>
        <text:list-item>
          <text:p text:style-name="P68">transform vs top/left?</text:p>
        </text:list-item>
        <text:list-item>
          <text:p text:style-name="P68">keyframes?</text:p>
        </text:list-item>
        <text:list-item>
          <text:p text:style-name="P68">easing functions?</text:p>
        </text:list-item>
        <text:list-item>
          <text:p text:style-name="P68">GPU acceleration?</text:p>
        </text:list-item>
        <text:list-item>
          <text:p text:style-name="P68">will-change?</text:p>
        </text:list-item>
        <text:list-item>
          <text:p text:style-name="P68">animation-fill-mode?</text:p>
        </text:list-item>
        <text:list-item>
          <text:p text:style-name="P68">animation-delay?</text:p>
        </text:list-item>
        <text:list-item>
          <text:p text:style-name="P68">hover animations?</text:p>
        </text:list-item>
        <text:list-item>
          <text:p text:style-name="P68">infinite animations?</text:p>
        </text:list-item>
      </text:list>
      <text:p text:style-name="P11"/>
      <text:h text:style-name="P12" text:outline-level="2">🔹 FRAMER MOTION (INTERVIEW GOLD)</text:h>
      <text:h text:style-name="P8" text:outline-level="3">Core Concepts</text:h>
      <text:list text:style-name="L56">
        <text:list-item>
          <text:p text:style-name="P69">What is Framer Motion?</text:p>
        </text:list-item>
        <text:list-item>
          <text:p text:style-name="P69">motion components?</text:p>
        </text:list-item>
        <text:list-item>
          <text:p text:style-name="P69">initial / animate / exit?</text:p>
        </text:list-item>
        <text:list-item>
          <text:p text:style-name="P69">variants?</text:p>
        </text:list-item>
        <text:list-item>
          <text:p text:style-name="P69">layout animations?</text:p>
        </text:list-item>
        <text:list-item>
          <text:p text:style-name="P69">shared layout?</text:p>
        </text:list-item>
        <text:list-item>
          <text:p text:style-name="P69">AnimatePresence?</text:p>
        </text:list-item>
        <text:list-item>
          <text:p text:style-name="P69">exit animations?</text:p>
        </text:list-item>
        <text:list-item>
          <text:p text:style-name="P69">staggerChildren?</text:p>
        </text:list-item>
        <text:list-item>
          <text:p text:style-name="P69">whileHover / whileTap?</text:p>
        </text:list-item>
      </text:list>
      <text:p text:style-name="P11"/>
      <text:h text:style-name="P8" text:outline-level="3">Advanced Framer Motion</text:h>
      <text:list text:style-name="L57">
        <text:list-item>
          <text:p text:style-name="P70">spring vs tween?</text:p>
        </text:list-item>
        <text:list-item>
          <text:p text:style-name="P70">layoutId?</text:p>
        </text:list-item>
        <text:list-item>
          <text:p text:style-name="P70"><text:soft-page-break/>scroll animations?</text:p>
        </text:list-item>
        <text:list-item>
          <text:p text:style-name="P70">useScroll?</text:p>
        </text:list-item>
        <text:list-item>
          <text:p text:style-name="P70">useTransform?</text:p>
        </text:list-item>
        <text:list-item>
          <text:p text:style-name="P70">performance considerations?</text:p>
        </text:list-item>
        <text:list-item>
          <text:p text:style-name="P70">accessibility in animations?</text:p>
        </text:list-item>
        <text:list-item>
          <text:p text:style-name="P70">disabling motion for reduced motion?</text:p>
        </text:list-item>
        <text:list-item>
          <text:p text:style-name="P70">animation orchestration?</text:p>
        </text:list-item>
      </text:list>
      <text:p text:style-name="P11"/>
      <text:h text:style-name="P8" text:outline-level="3">Example</text:h>
      <text:p text:style-name="P14"><text:span text:style-name="Source_20_Text">&lt;motion.div</text:span></text:p>
      <text:p text:style-name="P15"><text:span text:style-name="Source_20_Text"><text:s text:c="2"/>initial={{ opacity: 0, y: 40 }}</text:span></text:p>
      <text:p text:style-name="P15"><text:span text:style-name="Source_20_Text"><text:s text:c="2"/>animate={{ opacity: 1, y: 0 }}</text:span></text:p>
      <text:p text:style-name="P15"><text:span text:style-name="Source_20_Text"><text:s text:c="2"/>transition={{ duration: 0.5 }}</text:span></text:p>
      <text:p text:style-name="P16"><text:span text:style-name="Source_20_Text">/&gt;</text:span></text:p>
      <text:p text:style-name="P11"/>
      <text:h text:style-name="P54" text:outline-level="1">🎯 PART 4 — TAILWIND CSS (PRODUCTION LEVEL)</text:h>
      <text:p text:style-name="P11"/>
      <text:h text:style-name="P12" text:outline-level="2">🔹 TAILWIND BASICS</text:h>
      <text:list text:style-name="L58">
        <text:list-item>
          <text:p text:style-name="P71">What is Tailwind?</text:p>
        </text:list-item>
        <text:list-item>
          <text:p text:style-name="P71">Utility-first CSS?</text:p>
        </text:list-item>
        <text:list-item>
          <text:p text:style-name="P71">Pros &amp; cons?</text:p>
        </text:list-item>
        <text:list-item>
          <text:p text:style-name="P71">JIT compiler?</text:p>
        </text:list-item>
        <text:list-item>
          <text:p text:style-name="P71">purge/content config?</text:p>
        </text:list-item>
        <text:list-item>
          <text:p text:style-name="P71">responsive prefixes?</text:p>
        </text:list-item>
        <text:list-item>
          <text:p text:style-name="P71">hover/focus?</text:p>
        </text:list-item>
        <text:list-item>
          <text:p text:style-name="P71">dark mode?</text:p>
        </text:list-item>
        <text:list-item>
          <text:p text:style-name="P71">theme customization?</text:p>
        </text:list-item>
        <text:list-item>
          <text:p text:style-name="P71">plugins?</text:p>
        </text:list-item>
      </text:list>
      <text:p text:style-name="P11"/>
      <text:h text:style-name="P12" text:outline-level="2"><text:soft-page-break/>🔹 RESPONSIVENESS IN TAILWIND</text:h>
      <text:list text:style-name="L59">
        <text:list-item>
          <text:p text:style-name="P72">sm/md/lg/xl?</text:p>
        </text:list-item>
        <text:list-item>
          <text:p text:style-name="P72">mobile-first in Tailwind?</text:p>
        </text:list-item>
        <text:list-item>
          <text:p text:style-name="P72">container class?</text:p>
        </text:list-item>
        <text:list-item>
          <text:p text:style-name="P72">responsive grids?</text:p>
        </text:list-item>
        <text:list-item>
          <text:p text:style-name="P72">responsive typography?</text:p>
        </text:list-item>
        <text:list-item>
          <text:p text:style-name="P72">clamp() with Tailwind?</text:p>
        </text:list-item>
        <text:list-item>
          <text:p text:style-name="P72">aspect-ratio plugin?</text:p>
        </text:list-item>
        <text:list-item>
          <text:p text:style-name="P72">hiding elements responsively?</text:p>
        </text:list-item>
      </text:list>
      <text:p text:style-name="P11"/>
      <text:h text:style-name="P12" text:outline-level="2">🔹 TAILWIND + DESIGN</text:h>
      <text:list text:style-name="L60">
        <text:list-item>
          <text:p text:style-name="P73">spacing scale?</text:p>
        </text:list-item>
        <text:list-item>
          <text:p text:style-name="P73">consistent design systems?</text:p>
        </text:list-item>
        <text:list-item>
          <text:p text:style-name="P73">custom colors?</text:p>
        </text:list-item>
        <text:list-item>
          <text:p text:style-name="P73">reusable components?</text:p>
        </text:list-item>
        <text:list-item>
          <text:p text:style-name="P73">avoiding class bloat?</text:p>
        </text:list-item>
        <text:list-item>
          <text:p text:style-name="P73">Tailwind with CSS variables?</text:p>
        </text:list-item>
        <text:list-item>
          <text:p text:style-name="P73">Tailwind + Framer Motion?</text:p>
        </text:list-item>
      </text:list>
      <text:p text:style-name="P11"/>
      <text:h text:style-name="P8" text:outline-level="3">Example</text:h>
      <text:p text:style-name="P17"><text:span text:style-name="Source_20_Text">&lt;div class="flex flex-col md:flex-row gap-4 p-4"&gt;</text:span></text:p>
      <text:p text:style-name="P11"/>
      <text:h text:style-name="P54" text:outline-level="1">🧠 PART 5 — REAL WORLD &amp; SENIOR QUESTIONS</text:h>
      <text:p text:style-name="P11"/>
      <text:list text:style-name="L61">
        <text:list-item>
          <text:p text:style-name="P74">How do you structure CSS in large apps?</text:p>
        </text:list-item>
        <text:list-item>
          <text:p text:style-name="P74">How do you debug CSS issues?</text:p>
        </text:list-item>
        <text:list-item>
          <text:p text:style-name="P74">CSS vs JS animations?</text:p>
        </text:list-item>
        <text:list-item>
          <text:p text:style-name="P74"><text:soft-page-break/>How do you ensure design consistency?</text:p>
        </text:list-item>
        <text:list-item>
          <text:p text:style-name="P74">How do you handle browser compatibility?</text:p>
        </text:list-item>
        <text:list-item>
          <text:p text:style-name="P74">How do you reduce layout shift (CLS)?</text:p>
        </text:list-item>
        <text:list-item>
          <text:p text:style-name="P74">How do you make animations accessible?</text:p>
        </text:list-item>
        <text:list-item>
          <text:p text:style-name="P74">How do you optimize CSS bundle?</text:p>
        </text:list-item>
        <text:list-item>
          <text:p text:style-name="P74">How do you handle theming?</text:p>
        </text:list-item>
        <text:list-item>
          <text:p text:style-name="P74">When NOT to animate?</text:p>
        </text:list-item>
      </text:list>
      <text:p text:style-name="P11"/>
      <text:h text:style-name="P54" text:outline-level="1">⭐ INTERVIEW GOLD ANSWERS (MEMORIZE)</text:h>
      <text:list text:style-name="L62">
        <text:list-item>
          <text:p text:style-name="P75">“I use semantic HTML for accessibility &amp; SEO.”</text:p>
        </text:list-item>
        <text:list-item>
          <text:p text:style-name="P75">“I prefer transform-based animations for performance.”</text:p>
        </text:list-item>
        <text:list-item>
          <text:p text:style-name="P75">“I use Tailwind for consistency and speed.”</text:p>
        </text:list-item>
        <text:list-item>
          <text:p text:style-name="P75">“Framer Motion helps manage complex animation states.”</text:p>
        </text:list-item>
        <text:list-item>
          <text:p text:style-name="P75">“Responsiveness is mobile-first.”</text:p>
        </text:list-item>
      </text:list>
      <text:p text:style-name="P11"/>
      <text:h text:style-name="P54" text:outline-level="1">🚀 FINAL TRUTH</text:h>
      <text:p text:style-name="P37"><text:span text:style-name="Strong_20_Emphasis">HTML &amp; CSS aren’t easy — they are deep.<text:line-break/>Seniors master layout, performance, accessibility &amp; motion.</text:span></text:p>
      <text:p text:style-name="P11"/>
      <text:p text:style-name="P9">If you want next:</text:p>
      <text:list text:style-name="L63">
        <text:list-item>
          <text:p text:style-name="P76">✅ <text:span text:style-name="Strong_20_Emphasis">CSS layout challenges</text:span></text:p>
        </text:list-item>
        <text:list-item>
          <text:p text:style-name="P76">✅ <text:span text:style-name="Strong_20_Emphasis">Animation interview tasks</text:span></text:p>
        </text:list-item>
        <text:list-item>
          <text:p text:style-name="P76">✅ <text:span text:style-name="Strong_20_Emphasis">Tailwind project architecture</text:span></text:p>
        </text:list-item>
        <text:list-item>
          <text:p text:style-name="P76">✅ <text:span text:style-name="Strong_20_Emphasis">Framer Motion advanced patterns</text:span></text:p>
        </text:list-item>
      </text:list>
      <text:p text:style-name="P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04T00:48:26.573190763</meta:creation-date>
    <dc:date>2026-01-24T20:51:25.006983960</dc:date>
    <meta:editing-duration>PT4H6M</meta:editing-duration>
    <meta:editing-cycles>2</meta:editing-cycles>
    <meta:generator>LibreOffice/25.8.4.2$Linux_X86_64 LibreOffice_project/580$Build-2</meta:generator>
    <meta:document-statistic meta:table-count="4" meta:image-count="0" meta:object-count="0" meta:page-count="41" meta:paragraph-count="852" meta:word-count="4465" meta:character-count="26412" meta:non-whitespace-character-count="23114"/>
  </office:meta>
</office:document-meta>
</file>